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Arial1" svg:font-family="Arial"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007in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background-color="#c0c0c0" fo:padding="0.0382in" fo:border="0.0007in solid #000000">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007in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007in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007in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007in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c0c0c0" fo:padding="0.0382in" fo:border="0.0007in solid #000000">
        <style:background-image/>
      </style:table-cell-properties>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background-color="#c0c0c0" fo:padding="0.0382in" fo:border="0.0007in solid #000000">
        <style:background-image/>
      </style:table-cell-properties>
    </style:style>
    <style:style style:name="Table10.A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c0c0c0" fo:padding="0.0382in" fo:border="0.0007in solid #000000">
        <style:background-image/>
      </style:table-cell-properties>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background-color="#c0c0c0" fo:padding="0.0382in" fo:border="0.0007in solid #000000">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c0c0c0" fo:padding="0.0382in" fo:border="0.0007in solid #000000">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c0c0c0" fo:padding="0.0382in" fo:border="0.0007in solid #000000">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c0c0c0" fo:padding="0.0382in" fo:border="0.0007in solid #000000">
        <style:background-image/>
      </style:table-cell-properties>
    </style:style>
    <style:style style:name="Table8.A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c0c0c0" fo:padding="0.0382in" fo:border="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c0c0c0" fo:padding="0.0382in" fo:border="0.0007in solid #000000">
        <style:background-image/>
      </style:table-cell-properties>
    </style:style>
    <style:style style:name="P1" style:family="paragraph" style:parent-style-name="Standard">
      <style:paragraph-properties fo:text-align="start" style:justify-single-word="false" style:text-autospace="none"/>
      <style:text-properties style:font-name="Courier" fo:font-size="8pt" style:font-name-asian="Courier" style:font-size-asian="8pt" style:font-name-complex="Courier" style:font-size-complex="8pt"/>
    </style:style>
    <style:style style:name="P2" style:family="paragraph" style:parent-style-name="Standard">
      <style:paragraph-properties style:text-autospace="none"/>
      <style:text-properties style:font-name="Arial1" fo:font-size="10pt" style:font-name-asian="Arial1" style:font-size-asian="10pt" style:font-name-complex="Arial1" style:font-size-complex="10pt"/>
    </style:style>
    <style:style style:name="P3" style:family="paragraph" style:parent-style-name="Standard">
      <style:paragraph-properties style:text-autospace="none"/>
      <style:text-properties style:use-window-font-color="true" fo:font-size="10pt" fo:language="zxx" fo:country="none" style:font-size-asian="10pt" style:font-size-complex="10pt"/>
    </style:style>
    <style:style style:name="P4" style:family="paragraph" style:parent-style-name="Standard">
      <style:paragraph-properties style:text-autospace="none"/>
    </style:style>
    <style:style style:name="P5" style:family="paragraph" style:parent-style-name="Standard">
      <style:paragraph-properties style:text-autospace="none"/>
      <style:text-properties fo:color="#008000" fo:font-size="10pt" fo:language="zxx" fo:country="none" style:font-size-asian="10pt" style:font-size-complex="10pt"/>
    </style:style>
    <style:style style:name="P6" style:family="paragraph" style:parent-style-name="Standard">
      <style:paragraph-properties fo:text-align="start" style:justify-single-word="false" style:text-autospace="none"/>
    </style:style>
    <style:style style:name="P7" style:family="paragraph" style:parent-style-name="Standard">
      <style:paragraph-properties fo:background-color="#c0c0c0">
        <style:background-image/>
      </style:paragraph-properties>
    </style:style>
    <style:style style:name="P8" style:family="paragraph" style:parent-style-name="Standard">
      <style:paragraph-properties fo:background-color="#c0c0c0" style:text-autospace="none">
        <style:background-image/>
      </style:paragraph-properties>
    </style:style>
    <style:style style:name="P9" style:family="paragraph" style:parent-style-name="Standard">
      <style:paragraph-properties fo:background-color="#c0c0c0">
        <style:background-image/>
      </style:paragraph-properties>
      <style:text-properties style:use-window-font-color="true" fo:font-size="10pt" fo:language="zxx" fo:country="none" style:font-size-asian="10pt" style:font-size-complex="10pt"/>
    </style:style>
    <style:style style:name="P10" style:family="paragraph" style:parent-style-name="Standard">
      <style:paragraph-properties fo:background-color="#c0c0c0" style:text-autospace="none">
        <style:background-image/>
      </style:paragraph-properties>
      <style:text-properties style:use-window-font-color="true" fo:font-size="10pt" fo:language="zxx" fo:country="none" style:font-size-asian="10pt" style:font-size-complex="10pt"/>
    </style:style>
    <style:style style:name="P11" style:family="paragraph" style:parent-style-name="Standard">
      <style:paragraph-properties fo:background-color="#c0c0c0" style:text-autospace="none">
        <style:background-image/>
      </style:paragraph-properties>
      <style:text-properties style:use-window-font-color="true" style:font-name="Arial1" fo:font-size="10pt" fo:language="zxx" fo:country="none" style:font-name-asian="Arial1" style:font-size-asian="10pt" style:font-name-complex="Arial1" style:font-size-complex="10pt"/>
    </style:style>
    <style:style style:name="P12" style:family="paragraph" style:parent-style-name="Standard">
      <style:paragraph-properties fo:background-color="#c0c0c0" style:text-autospace="none">
        <style:background-image/>
      </style:paragraph-properties>
      <style:text-properties style:font-name="Arial1" fo:font-size="10pt" style:font-name-asian="Arial1" style:font-size-asian="10pt" style:font-name-complex="Arial1" style:font-size-complex="10pt"/>
    </style:style>
    <style:style style:name="P13" style:family="paragraph" style:parent-style-name="Standard">
      <style:paragraph-properties fo:background-color="#c0c0c0" style:text-autospace="none">
        <style:background-image/>
      </style:paragraph-properties>
      <style:text-properties fo:color="#808080" fo:font-size="10pt" fo:language="zxx" fo:country="none" style:font-size-asian="10pt" style:font-size-complex="10pt"/>
    </style:style>
    <style:style style:name="P14" style:family="paragraph" style:parent-style-name="Standard">
      <style:paragraph-properties fo:background-color="#c0c0c0">
        <style:background-image/>
      </style:paragraph-properties>
      <style:text-properties fo:color="#808080" style:font-name="Arial1" fo:font-size="10pt" fo:language="zxx" fo:country="none" style:font-name-asian="Arial1" style:font-size-asian="10pt" style:font-name-complex="Arial1" style:font-size-complex="10pt"/>
    </style:style>
    <style:style style:name="P15" style:family="paragraph" style:parent-style-name="Standard">
      <style:paragraph-properties fo:background-color="#c0c0c0">
        <style:background-image/>
      </style:paragraph-properties>
      <style:text-properties fo:font-size="10pt" style:font-size-asian="10pt" style:font-size-complex="10pt"/>
    </style:style>
    <style:style style:name="P16" style:family="paragraph" style:parent-style-name="Standard">
      <style:paragraph-properties fo:background-color="#c0c0c0" style:text-autospace="none">
        <style:background-image/>
      </style:paragraph-properties>
      <style:text-properties fo:color="#008000" fo:font-size="10pt" fo:language="zxx" fo:country="none" style:font-size-asian="10pt" style:font-size-complex="10pt"/>
    </style:style>
    <style:style style:name="P17" style:family="paragraph" style:parent-style-name="Table_20_Contents">
      <style:paragraph-properties fo:background-color="#c0c0c0">
        <style:background-image/>
      </style:paragraph-properties>
    </style:style>
    <style:style style:name="P18" style:family="paragraph" style:parent-style-name="Table_20_Contents">
      <style:paragraph-properties fo:background-color="#c0c0c0">
        <style:background-image/>
      </style:paragraph-properties>
      <style:text-properties style:font-name="Arial1" fo:font-size="10pt" style:font-name-asian="Arial1" style:font-size-asian="10pt" style:font-name-complex="Arial1" style:font-size-complex="10pt"/>
    </style:style>
    <style:style style:name="P19" style:family="paragraph" style:parent-style-name="Standard">
      <style:paragraph-properties fo:text-align="start" style:justify-single-word="false" fo:background-color="#808080" style:text-autospace="none">
        <style:background-image/>
      </style:paragraph-properties>
      <style:text-properties style:font-name="Courier" fo:font-size="8pt" style:font-name-asian="Courier" style:font-size-asian="8pt" style:font-name-complex="Courier" style:font-size-complex="8pt"/>
    </style:style>
    <style:style style:name="P20" style:family="paragraph" style:parent-style-name="Heading_20_1">
      <style:paragraph-properties fo:padding="0.0291in" fo:border-left="none" fo:border-right="none" fo:border-top="none" fo:border-bottom="0.0008in solid #000000" style:join-border="false"/>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7283in" style:type="right" style:leader-style="dotted" style:leader-text="."/>
        </style:tab-stops>
      </style:paragraph-properties>
    </style:style>
    <style:style style:name="P23"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size="26pt" style:font-size-asian="26pt" style:font-size-complex="26pt"/>
    </style:style>
    <style:style style:name="T2" style:family="text">
      <style:text-properties fo:font-size="20pt" style:font-size-asian="20pt" style:font-size-complex="20pt"/>
    </style:style>
    <style:style style:name="T3" style:family="text">
      <style:text-properties fo:font-size="10pt" fo:language="zxx" fo:country="none" style:font-size-asian="10pt" style:font-size-complex="10pt"/>
    </style:style>
    <style:style style:name="T4" style:family="text">
      <style:text-properties fo:color="#808080"/>
    </style:style>
    <style:style style:name="T5" style:family="text">
      <style:text-properties fo:color="#808080" fo:font-size="10pt" fo:language="zxx" fo:country="none" style:font-size-asian="10pt" style:font-size-complex="10pt"/>
    </style:style>
    <style:style style:name="T6" style:family="text">
      <style:text-properties fo:color="#808080" fo:language="zxx" fo:country="none"/>
    </style:style>
    <style:style style:name="T7" style:family="text">
      <style:text-properties fo:color="#808080" style:font-name="Arial1" fo:font-size="10pt" fo:language="zxx" fo:country="none" style:font-name-asian="Arial1" style:font-size-asian="10pt" style:font-name-complex="Arial1" style:font-size-complex="10pt"/>
    </style:style>
    <style:style style:name="T8" style:family="text">
      <style:text-properties fo:color="#008000"/>
    </style:style>
    <style:style style:name="T9" style:family="text">
      <style:text-properties fo:color="#008000" fo:font-size="10pt" fo:language="zxx" fo:country="none" style:font-size-asian="10pt" style:font-size-complex="10pt"/>
    </style:style>
    <style:style style:name="T10" style:family="text">
      <style:text-properties fo:color="#008000" fo:language="zxx" fo:country="none"/>
    </style:style>
    <style:style style:name="T11" style:family="text">
      <style:text-properties fo:color="#008000" style:font-name="Arial1" fo:font-size="10pt" fo:language="zxx" fo:country="none" style:font-name-asian="Arial1" style:font-size-asian="10pt" style:font-name-complex="Arial1" style:font-size-complex="10pt"/>
    </style:style>
    <style:style style:name="T12" style:family="text">
      <style:text-properties style:use-window-font-color="true" fo:font-size="10pt" fo:language="zxx" fo:country="none" style:font-size-asian="10pt" style:font-size-complex="10pt"/>
    </style:style>
    <style:style style:name="T13" style:family="text">
      <style:text-properties style:use-window-font-color="true" style:font-name="Arial1" fo:font-size="10pt" fo:language="zxx" fo:country="none" style:font-name-asian="Arial1" style:font-size-asian="10pt" style:font-name-complex="Arial1" style:font-size-complex="10pt"/>
    </style:style>
    <style:style style:name="T14" style:family="text">
      <style:text-properties fo:color="#0000ff" fo:font-size="10pt" fo:language="zxx" fo:country="none" style:font-size-asian="10pt" style:font-size-complex="10pt"/>
    </style:style>
    <style:style style:name="T15" style:family="text">
      <style:text-properties fo:color="#2b91af" fo:font-size="10pt" fo:language="zxx" fo:country="none" style:font-size-asian="10pt" style:font-size-complex="10pt"/>
    </style:style>
    <style:style style:name="T16" style:family="text">
      <style:text-properties fo:language="zxx" fo:country="none"/>
    </style:style>
    <style:style style:name="T17" style:family="text">
      <style:text-properties fo:color="#a31515" fo:font-size="10pt" fo:language="zxx" fo:country="none" style:font-size-asian="10pt" style:font-size-complex="10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 text:c="37"/></text:p>
      <text:p text:style-name="P2"/>
      <text:p text:style-name="P2"/>
      <text:p text:style-name="P2"/>
      <text:p text:style-name="P2"/>
      <text:p text:style-name="P2"><text:s text:c="59"/><text:span text:style-name="T2"><text:s/>SLANG4.NET</text:span></text:p>
      <text:p text:style-name="P2"/>
      <text:p text:style-name="P2"><text:s text:c="61"/>htttp://slangfordotnet.codeplex.com </text:p>
      <text:p text:style-name="P2"/>
      <text:p text:style-name="P2"/>
      <text:p text:style-name="P2"/>
      <text:p text:style-name="P2"><text:span text:style-name="T1">The Art of Compiler Construction using C#</text:span> </text:p>
      <text:p text:style-name="P2"/>
      <text:p text:style-name="P2"><text:s text:c="74"/>By</text:p>
      <text:p text:style-name="P2"/>
      <text:p text:style-name="P2"><text:s text:c="58"/>Praseed Pai K.T. ( <text:a xlink:type="simple" xlink:href="http://praseedp.blogspot.com/">http://praseedp.blogspot.com</text:a> ) <text:s/></text:p>
      <text:p text:style-name="P2"><text:s text:c="58"/><text:a xlink:type="simple" xlink:href="mailto:praseedp@yahoo.com">praseedp@yahoo.com</text:a></text:p>
      <text:p text:style-name="P2"><text:s text:c="2"/></text:p>
      <text:p text:style-name="P2"/>
      <text:p text:style-name="P2"><text:s text:c="68"/>CHAPTER 1</text:p>
      <text:p text:style-name="P2"/>
      <text:p text:style-name="P2"><text:s text:c="68"/>Version 0.1</text:p>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Abstract Syntax Tree<text:tab/>2</text:p>
          <text:p text:style-name="P22">Modeling Expression<text:tab/>3</text:p>
          <text:p text:style-name="P23">Binary Expression<text:tab/>4</text:p>
          <text:p text:style-name="P23">Unary Expression<text:tab/>5</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The Art of Compiler Construction using C# </text:p>
      <text:p text:style-name="P2">------------------------------------------------------------</text:p>
      <text:p text:style-name="P2"/>
      <text:p text:style-name="P2">Thanks to the availability of information and better tools writing a compiler has become just an excersise in software engineering. The Compilers are not difficult programs to write. The various phases of compilers are easy to understand in an independent manner. The relationship is not purely sequential. It takes some time to put phases in perspective in the job of compilation of programs. </text:p>
      <text:p text:style-name="P2"/>
      <text:p text:style-name="P2"/>
      <text:p text:style-name="P2">The task of writing a compiler can be viewed in a top down fashion as follows</text:p>
      <text:p text:style-name="P2"/>
      <text:p text:style-name="P2">Parsing =&gt; Creation of Abstract Syntax Tree =&gt; Tree Traversal to generate the Object code or</text:p>
      <text:p text:style-name="P2">Recursive interpretation.</text:p>
      <text:p text:style-name="P2"/>
      <text:p text:style-name="P2"/>
      <text:p text:style-name="P2"/>
      <text:h text:style-name="P20" text:outline-level="1">Abstract Syntax Tree</text:h>
      <text:p text:style-name="P2"/>
      <text:p text:style-name="P2">In computer science, an abstract syntax tree (AST), or just syntax tree, is a tree representation of the </text:p>
      <text:p text:style-name="P2">abstract (simplified) syntactic structure of source code written in a certain programming language. Each node of the tree denotes a construct occurring in the source code. The syntax is abstract in the sense that it does not represent every detail that appears in the real syntax. For instance, grouping parentheses is implicit in the tree </text:p>
      <text:p text:style-name="P2">structure, and a syntactic construct such as if cond then expr may be denoted by a single node with two branches.Most of you might not be aware of the fact that , programming languages are hierarchical in nature. We can model programming language constructs as classes. Trees are a natural data structure to represent most things hierarchical. </text:p>
      <text:p text:style-name="P2"/>
      <text:p text:style-name="P2"/>
      <text:p text:style-name="P2">As a case in the point , let us look a simple expression evaluator . The expression evaluator will <text:s/>support double precision floating point value as the operands. The Operators supported are addition ( + ) <text:s/>, subtraction (-),</text:p>
      <text:p text:style-name="P2">multiplication <text:s/>(*) and division. The Object model support Unary operators (+ , - ) as well. We are planning to use a composition model for modeling an expression.</text:p>
      <text:p text:style-name="P2"/>
      <text:p text:style-name="P2">In most imperative <text:s/>programming languages , an expression is something which u evaluate for it's value. Where as statements are something which you executes for it's effect.</text:p>
      <text:p text:style-name="P2"/>
      <text:p text:style-name="P2"/>
      <text:p text:style-name="P2">let us define an abstract class for Exp</text:p>
      <text:p text:style-name="P2"/>
      <table:table table:name="Table11" table:style-name="Table11">
        <table:table-column table:style-name="Table11.A"/>
        <table:table-row>
          <table:table-cell table:style-name="Table11.A1" office:value-type="string">
            <text:p text:style-name="P12"><text:span text:style-name="T16"><text:s/></text:span><text:span text:style-name="T6">///</text:span><text:span text:style-name="T10"> </text:span><text:span text:style-name="T6">&lt;summary&gt;</text:span></text:p>
            <text:p text:style-name="P8"><text:span text:style-name="T12"><text:s/></text:span><text:span text:style-name="T5">///</text:span><text:span text:style-name="T9"> <text:s text:c="5"/>Abstract for Expression evaluation</text:span></text:p>
            <text:p text:style-name="P8"><text:span text:style-name="T12"><text:s/></text:span><text:span text:style-name="T5">///</text:span><text:span text:style-name="T9"> </text:span><text:span text:style-name="T5">&lt;/summary&gt;</text:span></text:p>
            <text:p text:style-name="P8"><text:span text:style-name="T12"><text:s/></text:span><text:span text:style-name="T14">abstract</text:span><text:span text:style-name="T12"> </text:span><text:span text:style-name="T14">class</text:span><text:span text:style-name="T12"> </text:span><text:span text:style-name="T15">Exp</text:span></text:p>
            <text:p text:style-name="P10"><text:s text:c="2"/>{</text:p>
            <text:p text:style-name="P8"><text:span text:style-name="T12"><text:s text:c="12"/></text:span><text:span text:style-name="T14">public</text:span><text:span text:style-name="T12"> </text:span><text:span text:style-name="T14">abstract</text:span><text:span text:style-name="T12"> </text:span><text:span text:style-name="T14">double</text:span><text:span text:style-name="T12"> Evaluate(</text:span><text:span text:style-name="T15">RUNTIME_CONTEXT</text:span><text:span text:style-name="T12"> cont);</text:span></text:p>
            <text:p text:style-name="P11"><text:s text:c="2"/>}</text:p>
          </table:table-cell>
        </table:table-row>
      </table:table>
      <text:p text:style-name="P3"/>
      <text:p text:style-name="P3"><text:soft-page-break/></text:p>
      <text:p text:style-name="P3">For the time being RUNTIME_CONTEXT is an empty class</text:p>
      <text:p text:style-name="P3"/>
      <table:table table:name="Table12" table:style-name="Table12">
        <table:table-column table:style-name="Table12.A"/>
        <table:table-row>
          <table:table-cell table:style-name="Table12.A1" office:value-type="string">
            <text:p text:style-name="P9"><text:span text:style-name="T4"><text:s/>///</text:span><text:span text:style-name="T8"> </text:span><text:span text:style-name="T4">&lt;summary&gt;</text:span></text:p>
            <text:p text:style-name="P8"><text:span text:style-name="T12"><text:s text:c="4"/></text:span><text:span text:style-name="T5">///</text:span><text:span text:style-name="T9"> <text:s text:c="5"/>One can store the stack frame inside this class</text:span></text:p>
            <text:p text:style-name="P8"><text:span text:style-name="T12"><text:s text:c="4"/></text:span><text:span text:style-name="T5">///</text:span><text:span text:style-name="T9"> </text:span><text:span text:style-name="T5">&lt;/summary&gt;</text:span></text:p>
            <text:p text:style-name="P8"><text:span text:style-name="T12"><text:s text:c="4"/></text:span><text:span text:style-name="T14">public</text:span><text:span text:style-name="T12"> </text:span><text:span text:style-name="T14">class</text:span><text:span text:style-name="T12"> </text:span><text:span text:style-name="T15">RUNTIME_CONTEXT</text:span></text:p>
            <text:p text:style-name="P10"><text:s text:c="4"/>{</text:p>
            <text:p text:style-name="P8"><text:span text:style-name="T12"><text:s text:c="8"/></text:span><text:span text:style-name="T14">public</text:span><text:span text:style-name="T12"> RUNTIME_CONTEXT()</text:span></text:p>
            <text:p text:style-name="P10"><text:s text:c="8"/>{</text:p>
            <text:p text:style-name="P10"/>
            <text:p text:style-name="P10"><text:s text:c="8"/>}</text:p>
            <text:p text:style-name="P10"><text:s text:c="4"/>}</text:p>
          </table:table-cell>
        </table:table-row>
      </table:table>
      <text:p text:style-name="P3"/>
      <text:p text:style-name="P2"/>
      <text:p text:style-name="P2"/>
      <text:p text:style-name="P2"/>
      <text:p text:style-name="P2"/>
      <text:h text:style-name="Heading_20_2" text:outline-level="2">Modeling Expression</text:h>
      <text:p text:style-name="P2"/>
      <text:p text:style-name="P2"/>
      <text:p text:style-name="P2">Once u have declared the interface and it's parameters , we can create a hierarchy of classes to model an expression.</text:p>
      <text:p text:style-name="P2"/>
      <text:p text:style-name="P2"/>
      <text:p text:style-name="P2">class Exp <text:s text:c="31"/>// Base class for Expression</text:p>
      <text:p text:style-name="P2"><text:s text:c="4"/>class <text:s/>NumericConstant <text:s text:c="4"/>// <text:s/>Numeric Value <text:s/></text:p>
      <text:p text:style-name="P2"><text:s text:c="4"/>class <text:s/>BinaryExp <text:s text:c="16"/>// <text:s/>Binary Expression</text:p>
      <text:p text:style-name="P2"><text:s text:c="4"/>class <text:s/>UnaryExp <text:s text:c="16"/>// <text:s/>Unary Expression </text:p>
      <text:p text:style-name="P2"/>
      <text:p text:style-name="P2"/>
      <text:p text:style-name="P2">Take a look at the listing of NumericConstant class</text:p>
      <text:p text:style-name="P2"/>
      <text:p text:style-name="P2"/>
      <table:table table:name="Table13" table:style-name="Table13">
        <table:table-column table:style-name="Table13.A"/>
        <table:table-row>
          <table:table-cell table:style-name="Table13.A1" office:value-type="string">
            <text:p text:style-name="P7"><text:s/><text:span text:style-name="T13"><text:s/></text:span><text:span text:style-name="T7">///</text:span><text:span text:style-name="T11"> </text:span><text:span text:style-name="T7">&lt;summary&gt;</text:span></text:p>
            <text:p text:style-name="P8"><text:span text:style-name="T12"><text:s text:c="4"/></text:span><text:span text:style-name="T5">///</text:span><text:span text:style-name="T9"> <text:s text:c="5"/>one can store number inside the class</text:span></text:p>
            <text:p text:style-name="P8"><text:span text:style-name="T12"><text:s text:c="4"/></text:span><text:span text:style-name="T5">///</text:span><text:span text:style-name="T9"> </text:span><text:span text:style-name="T5">&lt;/summary&gt;</text:span></text:p>
            <text:p text:style-name="P8"><text:span text:style-name="T12"><text:s text:c="3"/></text:span><text:span text:style-name="T14">public</text:span><text:span text:style-name="T12"> </text:span><text:span text:style-name="T14">class</text:span><text:span text:style-name="T12"> </text:span><text:span text:style-name="T15">NumericConstant</text:span><text:span text:style-name="T12"> : </text:span><text:span text:style-name="T15">Exp</text:span></text:p>
            <text:p text:style-name="P10"><text:s text:c="4"/>{</text:p>
            <text:p text:style-name="P8"><text:span text:style-name="T12"><text:s text:c="8"/></text:span><text:span text:style-name="T14">private</text:span><text:span text:style-name="T12"> </text:span><text:span text:style-name="T14">double</text:span><text:span text:style-name="T12"> _value;</text:span></text:p>
            <text:p text:style-name="P8"><text:span text:style-name="T12"><text:s text:c="8"/></text:span><text:span text:style-name="T5">///</text:span><text:span text:style-name="T9"> </text:span><text:span text:style-name="T5">&lt;summary&gt;</text:span></text:p>
            <text:p text:style-name="P8"><text:span text:style-name="T12"><text:s text:c="8"/></text:span><text:span text:style-name="T5">///</text:span><text:span text:style-name="T9"> <text:s text:c="4"/>Construction does not do much , just keeps the </text:span></text:p>
            <text:p text:style-name="P8"><text:span text:style-name="T12"><text:s text:c="8"/></text:span><text:span text:style-name="T5">///</text:span><text:span text:style-name="T9"> <text:s text:c="4"/>value assigned to the private variable</text:span></text:p>
            <text:p text:style-name="P8"><text:span text:style-name="T12"><text:s text:c="8"/></text:span><text:span text:style-name="T5">///</text:span><text:span text:style-name="T9"> </text:span><text:span text:style-name="T5">&lt;/summary&gt;</text:span></text:p>
            <text:p text:style-name="P8"><text:span text:style-name="T12"><text:s text:c="8"/></text:span><text:span text:style-name="T5">///</text:span><text:span text:style-name="T9"> </text:span><text:span text:style-name="T5">&lt;param name="value"&gt;&lt;/param&gt;</text:span></text:p>
            <text:p text:style-name="P13"/>
            <text:p text:style-name="P8"><text:span text:style-name="T12"><text:s text:c="8"/></text:span><text:span text:style-name="T14">public</text:span><text:span text:style-name="T12"> NumericConstant(</text:span><text:span text:style-name="T14">double</text:span><text:span text:style-name="T12"> value)</text:span></text:p>
            <text:p text:style-name="P10"><text:s text:c="8"/>{</text:p>
            <text:p text:style-name="P10"><text:s text:c="12"/>_value = value;</text:p>
            <text:p text:style-name="P10"><text:s text:c="8"/>}</text:p>
            <text:p text:style-name="P8"><text:span text:style-name="T12"><text:s text:c="8"/></text:span><text:span text:style-name="T5">///</text:span><text:span text:style-name="T9"> </text:span><text:span text:style-name="T5">&lt;summary&gt;</text:span></text:p>
            <text:p text:style-name="P8"><text:span text:style-name="T12"><text:s text:c="8"/></text:span><text:span text:style-name="T5">///</text:span><text:span text:style-name="T9"> <text:s text:c="4"/>While evaluating a numeric constant , return the _value</text:span></text:p>
            <text:p text:style-name="P8"><text:span text:style-name="T12"><text:s text:c="8"/></text:span><text:span text:style-name="T5">///</text:span><text:span text:style-name="T9"> </text:span><text:span text:style-name="T5">&lt;/summary&gt;</text:span></text:p>
            <text:p text:style-name="P8"><text:span text:style-name="T12"><text:s text:c="8"/></text:span><text:span text:style-name="T5">///</text:span><text:span text:style-name="T9"> </text:span><text:span text:style-name="T5">&lt;param name="cont"&gt;&lt;/param&gt;</text:span></text:p>
            <text:p text:style-name="P8"><text:span text:style-name="T12"><text:s text:c="8"/></text:span><text:span text:style-name="T5">///</text:span><text:span text:style-name="T9"> </text:span><text:span text:style-name="T5">&lt;returns&gt;&lt;/returns&gt;</text:span></text:p>
            <text:p text:style-name="P8"><text:soft-page-break/><text:span text:style-name="T12"><text:s text:c="8"/></text:span><text:span text:style-name="T14">public</text:span><text:span text:style-name="T12"> </text:span><text:span text:style-name="T14">override</text:span><text:span text:style-name="T12"> </text:span><text:span text:style-name="T14">double</text:span><text:span text:style-name="T12"> Evaluate(</text:span><text:span text:style-name="T15">RUNTIME_CONTEXT</text:span><text:span text:style-name="T12"> cont)</text:span></text:p>
            <text:p text:style-name="P10"><text:s text:c="8"/>{</text:p>
            <text:p text:style-name="P8"><text:span text:style-name="T12"><text:s text:c="12"/></text:span><text:span text:style-name="T14">return</text:span><text:span text:style-name="T12"> _value;</text:span></text:p>
            <text:p text:style-name="P10"><text:s text:c="8"/>}</text:p>
            <text:p text:style-name="P10"/>
            <text:p text:style-name="P10"><text:s text:c="4"/>}</text:p>
            <text:p text:style-name="P15"/>
          </table:table-cell>
        </table:table-row>
      </table:table>
      <text:p text:style-name="P2"/>
      <text:p text:style-name="P2"/>
      <text:p text:style-name="P2"/>
      <text:p text:style-name="P2">Since the class is derived from Exp , it ought to implement the Evaluate method. In the Numeric Constant node ,</text:p>
      <text:p text:style-name="P2">we will store a IEEE 754 double precision value. While evaluating the tree , the node will return the value stored inside the object.</text:p>
      <text:p text:style-name="P2"/>
      <text:p text:style-name="P2"/>
      <text:h text:style-name="Heading_20_3" text:outline-level="3">Binary Expression</text:h>
      <text:p text:style-name="P2">In a Binary Expression , one will have two Operands ( Which are themselves expressions of arbitary complexity ) and an Operator.</text:p>
      <text:p text:style-name="P2"/>
      <table:table table:name="Table14" table:style-name="Table14">
        <table:table-column table:style-name="Table14.A"/>
        <table:table-row>
          <table:table-cell table:style-name="Table14.A1" office:value-type="string">
            <text:p text:style-name="P7"><text:s/><text:span text:style-name="T5"><text:s/>///</text:span><text:span text:style-name="T9"> </text:span><text:span text:style-name="T5">&lt;summary&gt;</text:span></text:p>
            <text:p text:style-name="P8"><text:span text:style-name="T12"><text:s text:c="4"/></text:span><text:span text:style-name="T5">///</text:span><text:span text:style-name="T9"> <text:s text:c="4"/>This class supports Binary Operators like + , - , / , *</text:span></text:p>
            <text:p text:style-name="P8"><text:span text:style-name="T12"><text:s text:c="4"/></text:span><text:span text:style-name="T5">///</text:span><text:span text:style-name="T9"> </text:span><text:span text:style-name="T5">&lt;/summary&gt;</text:span></text:p>
            <text:p text:style-name="P8"><text:span text:style-name="T12"><text:s text:c="4"/></text:span><text:span text:style-name="T14">public</text:span><text:span text:style-name="T12"> </text:span><text:span text:style-name="T14">class</text:span><text:span text:style-name="T12"> </text:span><text:span text:style-name="T15">BinaryExp</text:span><text:span text:style-name="T12"> : </text:span><text:span text:style-name="T15">Exp</text:span></text:p>
            <text:p text:style-name="P10"><text:s text:c="4"/>{</text:p>
            <text:p text:style-name="P8"><text:span text:style-name="T12"><text:s text:c="8"/></text:span><text:span text:style-name="T14">private</text:span><text:span text:style-name="T12"> </text:span><text:span text:style-name="T15">Exp</text:span><text:span text:style-name="T12"> _ex1, _ex2;</text:span></text:p>
            <text:p text:style-name="P8"><text:span text:style-name="T12"><text:s text:c="8"/></text:span><text:span text:style-name="T14">private</text:span><text:span text:style-name="T12"> </text:span><text:span text:style-name="T15">OPERATOR</text:span><text:span text:style-name="T12"> _op;</text:span></text:p>
            <text:p text:style-name="P8"><text:span text:style-name="T12"><text:s text:c="8"/></text:span><text:span text:style-name="T5">///</text:span><text:span text:style-name="T9"> </text:span><text:span text:style-name="T5">&lt;summary&gt;</text:span></text:p>
            <text:p text:style-name="P8"><text:span text:style-name="T12"><text:s text:c="8"/></text:span><text:span text:style-name="T5">///</text:span><text:span text:style-name="T9"> </text:span></text:p>
            <text:p text:style-name="P8"><text:span text:style-name="T12"><text:s text:c="8"/></text:span><text:span text:style-name="T5">///</text:span><text:span text:style-name="T9"> </text:span><text:span text:style-name="T5">&lt;/summary&gt;</text:span></text:p>
            <text:p text:style-name="P8"><text:span text:style-name="T12"><text:s text:c="8"/></text:span><text:span text:style-name="T5">///</text:span><text:span text:style-name="T9"> </text:span><text:span text:style-name="T5">&lt;param name="a"&gt;&lt;/param&gt;</text:span></text:p>
            <text:p text:style-name="P8"><text:span text:style-name="T12"><text:s text:c="8"/></text:span><text:span text:style-name="T5">///</text:span><text:span text:style-name="T9"> </text:span><text:span text:style-name="T5">&lt;param name="b"&gt;&lt;/param&gt;</text:span></text:p>
            <text:p text:style-name="P8"><text:span text:style-name="T12"><text:s text:c="8"/></text:span><text:span text:style-name="T5">///</text:span><text:span text:style-name="T9"> </text:span><text:span text:style-name="T5">&lt;param name="op"&gt;&lt;/param&gt;</text:span></text:p>
            <text:p text:style-name="P13"/>
            <text:p text:style-name="P8"><text:span text:style-name="T12"><text:s text:c="8"/></text:span><text:span text:style-name="T14">public</text:span><text:span text:style-name="T12"> BinaryExp(</text:span><text:span text:style-name="T15">Exp</text:span><text:span text:style-name="T12"> a, </text:span><text:span text:style-name="T15">Exp</text:span><text:span text:style-name="T12"> b, </text:span><text:span text:style-name="T15">OPERATOR</text:span><text:span text:style-name="T12"> op)</text:span></text:p>
            <text:p text:style-name="P10"><text:s text:c="8"/>{</text:p>
            <text:p text:style-name="P10"><text:s text:c="12"/>_ex1 = a;</text:p>
            <text:p text:style-name="P10"><text:s text:c="12"/>_ex2 = b;</text:p>
            <text:p text:style-name="P10"><text:s text:c="12"/>_op = op;</text:p>
            <text:p text:style-name="P10"><text:s text:c="8"/>}</text:p>
            <text:p text:style-name="P10"/>
            <text:p text:style-name="P8"><text:span text:style-name="T12"><text:s text:c="8"/></text:span><text:span text:style-name="T5">///</text:span><text:span text:style-name="T9"> </text:span><text:span text:style-name="T5">&lt;summary&gt;</text:span></text:p>
            <text:p text:style-name="P8"><text:span text:style-name="T12"><text:s text:c="8"/></text:span><text:span text:style-name="T5">///</text:span><text:span text:style-name="T9"> <text:s text:c="4"/>While evaluating apply the operator after evaluating the left and right operands</text:span></text:p>
            <text:p text:style-name="P8"><text:span text:style-name="T12"><text:s text:c="8"/></text:span><text:span text:style-name="T5">///</text:span><text:span text:style-name="T9"> </text:span><text:span text:style-name="T5">&lt;/summary&gt;</text:span></text:p>
            <text:p text:style-name="P8"><text:span text:style-name="T12"><text:s text:c="8"/></text:span><text:span text:style-name="T5">///</text:span><text:span text:style-name="T9"> </text:span><text:span text:style-name="T5">&lt;param name="cont"&gt;&lt;/param&gt;</text:span></text:p>
            <text:p text:style-name="P8"><text:span text:style-name="T12"><text:s text:c="8"/></text:span><text:span text:style-name="T5">///</text:span><text:span text:style-name="T9"> </text:span><text:span text:style-name="T5">&lt;returns&gt;&lt;/returns&gt;</text:span></text:p>
            <text:p text:style-name="P8"><text:span text:style-name="T12"><text:s text:c="8"/></text:span><text:span text:style-name="T14">public</text:span><text:span text:style-name="T12"> </text:span><text:span text:style-name="T14">override</text:span><text:span text:style-name="T12"> </text:span><text:span text:style-name="T14">double</text:span><text:span text:style-name="T12"> Evaluate(</text:span><text:span text:style-name="T15">RUNTIME_CONTEXT</text:span><text:span text:style-name="T12"> cont)</text:span></text:p>
            <text:p text:style-name="P10"><text:s text:c="8"/>{</text:p>
            <text:p text:style-name="P10"/>
            <text:p text:style-name="P10"/>
            <text:p text:style-name="P8"><text:span text:style-name="T12"><text:s text:c="12"/></text:span><text:span text:style-name="T14">switch</text:span><text:span text:style-name="T12"> (_op)</text:span></text:p>
            <text:p text:style-name="P10"><text:s text:c="12"/>{</text:p>
            <text:p text:style-name="P8"><text:span text:style-name="T12"><text:s text:c="16"/></text:span><text:span text:style-name="T14">case</text:span><text:span text:style-name="T12"> </text:span><text:span text:style-name="T15">OPERATOR</text:span><text:span text:style-name="T12">.PLUS:</text:span></text:p>
            <text:p text:style-name="P8"><text:span text:style-name="T12"><text:s text:c="20"/></text:span><text:span text:style-name="T14">return</text:span><text:span text:style-name="T12"> _ex1.Evaluate(cont) + _ex2.Evaluate(cont);</text:span></text:p>
            <text:p text:style-name="P8"><text:span text:style-name="T12"><text:s text:c="16"/></text:span><text:span text:style-name="T14">case</text:span><text:span text:style-name="T12"> </text:span><text:span text:style-name="T15">OPERATOR</text:span><text:span text:style-name="T12">.MINUS:</text:span></text:p>
            <text:p text:style-name="P8"><text:span text:style-name="T12"><text:s text:c="20"/></text:span><text:span text:style-name="T14">return</text:span><text:span text:style-name="T12"> _ex1.Evaluate(cont) - _ex2.Evaluate(cont);</text:span></text:p>
            <text:p text:style-name="P8"><text:soft-page-break/><text:span text:style-name="T12"><text:s text:c="16"/></text:span><text:span text:style-name="T14">case</text:span><text:span text:style-name="T12"> </text:span><text:span text:style-name="T15">OPERATOR</text:span><text:span text:style-name="T12">.DIV:</text:span></text:p>
            <text:p text:style-name="P8"><text:span text:style-name="T12"><text:s text:c="20"/></text:span><text:span text:style-name="T14">return</text:span><text:span text:style-name="T12"> _ex1.Evaluate(cont) / _ex2.Evaluate(cont);</text:span></text:p>
            <text:p text:style-name="P8"><text:span text:style-name="T12"><text:s text:c="16"/></text:span><text:span text:style-name="T14">case</text:span><text:span text:style-name="T12"> </text:span><text:span text:style-name="T15">OPERATOR</text:span><text:span text:style-name="T12">.MUL:</text:span></text:p>
            <text:p text:style-name="P8"><text:span text:style-name="T12"><text:s text:c="20"/></text:span><text:span text:style-name="T14">return</text:span><text:span text:style-name="T12"> _ex1.Evaluate(cont) * _ex2.Evaluate(cont);</text:span></text:p>
            <text:p text:style-name="P10"/>
            <text:p text:style-name="P10"><text:s text:c="12"/>}</text:p>
            <text:p text:style-name="P10"/>
            <text:p text:style-name="P8"><text:span text:style-name="T12"><text:s text:c="12"/></text:span><text:span text:style-name="T14">return</text:span><text:span text:style-name="T12"> </text:span><text:span text:style-name="T15">Double</text:span><text:span text:style-name="T12">.NaN;</text:span></text:p>
            <text:p text:style-name="P10"/>
            <text:p text:style-name="P10"><text:s text:c="8"/>}</text:p>
            <text:p text:style-name="P10"/>
            <text:p text:style-name="P10"><text:s text:c="4"/>}</text:p>
            <text:p text:style-name="P14"/>
          </table:table-cell>
        </table:table-row>
      </table:table>
      <text:p text:style-name="P2"/>
      <text:p text:style-name="P2"/>
      <text:p text:style-name="P2"/>
      <text:p text:style-name="P2"/>
      <text:p text:style-name="P2"/>
      <text:h text:style-name="Heading_20_3" text:outline-level="3">Unary Expression</text:h>
      <text:p text:style-name="P2"/>
      <text:p text:style-name="P2"/>
      <text:p text:style-name="P2">In an unary expression , one will have an Operand ( which can be an expression of arbitary complexity ) and an Operator which can be applied on the Operand.</text:p>
      <text:p text:style-name="P2"/>
      <text:p text:style-name="P2"/>
      <table:table table:name="Table15" table:style-name="Table15">
        <table:table-column table:style-name="Table15.A"/>
        <table:table-row>
          <table:table-cell table:style-name="Table15.A1" office:value-type="string">
            <text:p text:style-name="P7"><text:s/><text:span text:style-name="T13"><text:s/></text:span><text:span text:style-name="T7">///</text:span><text:span text:style-name="T11"> </text:span><text:span text:style-name="T7">&lt;summary&gt;</text:span></text:p>
            <text:p text:style-name="P8"><text:span text:style-name="T12"><text:s text:c="4"/></text:span><text:span text:style-name="T5">///</text:span><text:span text:style-name="T9"> <text:s text:c="4"/>This class supports Unary Operators like + , - , / , *</text:span></text:p>
            <text:p text:style-name="P8"><text:span text:style-name="T12"><text:s text:c="4"/></text:span><text:span text:style-name="T5">///</text:span><text:span text:style-name="T9"> </text:span><text:span text:style-name="T5">&lt;/summary&gt;</text:span></text:p>
            <text:p text:style-name="P8"><text:span text:style-name="T12"><text:s text:c="4"/></text:span><text:span text:style-name="T14">public</text:span><text:span text:style-name="T12"> </text:span><text:span text:style-name="T14">class</text:span><text:span text:style-name="T12"> </text:span><text:span text:style-name="T15">UnaryExp</text:span><text:span text:style-name="T12"> : </text:span><text:span text:style-name="T15">Exp</text:span></text:p>
            <text:p text:style-name="P10"><text:s text:c="4"/>{</text:p>
            <text:p text:style-name="P8"><text:span text:style-name="T12"><text:s text:c="8"/></text:span><text:span text:style-name="T14">private</text:span><text:span text:style-name="T12"> </text:span><text:span text:style-name="T15">Exp</text:span><text:span text:style-name="T12"> _ex1;</text:span></text:p>
            <text:p text:style-name="P8"><text:span text:style-name="T12"><text:s text:c="8"/></text:span><text:span text:style-name="T14">private</text:span><text:span text:style-name="T12"> </text:span><text:span text:style-name="T15">OPERATOR</text:span><text:span text:style-name="T12"> _op;</text:span></text:p>
            <text:p text:style-name="P8"><text:span text:style-name="T12"><text:s text:c="8"/></text:span><text:span text:style-name="T5">///</text:span><text:span text:style-name="T9"> </text:span><text:span text:style-name="T5">&lt;summary&gt;</text:span></text:p>
            <text:p text:style-name="P8"><text:span text:style-name="T12"><text:s text:c="8"/></text:span><text:span text:style-name="T5">///</text:span><text:span text:style-name="T9"> </text:span></text:p>
            <text:p text:style-name="P8"><text:span text:style-name="T12"><text:s text:c="8"/></text:span><text:span text:style-name="T5">///</text:span><text:span text:style-name="T9"> </text:span><text:span text:style-name="T5">&lt;/summary&gt;</text:span></text:p>
            <text:p text:style-name="P8"><text:span text:style-name="T12"><text:s text:c="8"/></text:span><text:span text:style-name="T5">///</text:span><text:span text:style-name="T9"> </text:span><text:span text:style-name="T5">&lt;param name="a"&gt;&lt;/param&gt;</text:span></text:p>
            <text:p text:style-name="P8"><text:span text:style-name="T12"><text:s text:c="8"/></text:span><text:span text:style-name="T5">///</text:span><text:span text:style-name="T9"> </text:span><text:span text:style-name="T5">&lt;param name="b"&gt;&lt;/param&gt;</text:span></text:p>
            <text:p text:style-name="P8"><text:span text:style-name="T12"><text:s text:c="8"/></text:span><text:span text:style-name="T5">///</text:span><text:span text:style-name="T9"> </text:span><text:span text:style-name="T5">&lt;param name="op"&gt;&lt;/param&gt;</text:span></text:p>
            <text:p text:style-name="P13"/>
            <text:p text:style-name="P8"><text:span text:style-name="T12"><text:s text:c="8"/></text:span><text:span text:style-name="T14">public</text:span><text:span text:style-name="T12"> UnaryExp(</text:span><text:span text:style-name="T15">Exp</text:span><text:span text:style-name="T12"> a, </text:span><text:span text:style-name="T15">OPERATOR</text:span><text:span text:style-name="T12"> op)</text:span></text:p>
            <text:p text:style-name="P10"><text:s text:c="8"/>{</text:p>
            <text:p text:style-name="P10"><text:s text:c="12"/>_ex1 = a;</text:p>
            <text:p text:style-name="P10"><text:s text:c="12"/>_op = op;</text:p>
            <text:p text:style-name="P10"><text:s text:c="8"/>}</text:p>
            <text:p text:style-name="P10"/>
            <text:p text:style-name="P8"><text:span text:style-name="T12"><text:s text:c="8"/></text:span><text:span text:style-name="T5">///</text:span><text:span text:style-name="T9"> </text:span><text:span text:style-name="T5">&lt;summary&gt;</text:span></text:p>
            <text:p text:style-name="P8"><text:span text:style-name="T12"><text:s text:c="8"/></text:span><text:span text:style-name="T5">///</text:span><text:span text:style-name="T9"> <text:s text:c="4"/>While evaluating apply the unary operator after evaluating the operand.</text:span></text:p>
            <text:p text:style-name="P8"><text:span text:style-name="T12"><text:s text:c="8"/></text:span><text:span text:style-name="T5">///</text:span><text:span text:style-name="T9"> </text:span><text:span text:style-name="T5">&lt;/summary&gt;</text:span></text:p>
            <text:p text:style-name="P8"><text:span text:style-name="T12"><text:s text:c="8"/></text:span><text:span text:style-name="T5">///</text:span><text:span text:style-name="T9"> </text:span><text:span text:style-name="T5">&lt;param name="cont"&gt;&lt;/param&gt;</text:span></text:p>
            <text:p text:style-name="P8"><text:span text:style-name="T12"><text:s text:c="8"/></text:span><text:span text:style-name="T5">///</text:span><text:span text:style-name="T9"> </text:span><text:span text:style-name="T5">&lt;returns&gt;&lt;/returns&gt;</text:span></text:p>
            <text:p text:style-name="P8"><text:span text:style-name="T12"><text:s text:c="8"/></text:span><text:span text:style-name="T14">public</text:span><text:span text:style-name="T12"> </text:span><text:span text:style-name="T14">override</text:span><text:span text:style-name="T12"> </text:span><text:span text:style-name="T14">double</text:span><text:span text:style-name="T12"> Evaluate(</text:span><text:span text:style-name="T15">RUNTIME_CONTEXT</text:span><text:span text:style-name="T12"> cont)</text:span></text:p>
            <text:p text:style-name="P10"><text:s text:c="8"/>{</text:p>
            <text:p text:style-name="P10"/>
            <text:p text:style-name="P8"><text:span text:style-name="T12"><text:s text:c="12"/></text:span><text:span text:style-name="T14">switch</text:span><text:span text:style-name="T12"> (_op)</text:span></text:p>
            <text:p text:style-name="P10"><text:s text:c="12"/>{</text:p>
            <text:p text:style-name="P8"><text:soft-page-break/><text:span text:style-name="T12"><text:s text:c="16"/></text:span><text:span text:style-name="T14">case</text:span><text:span text:style-name="T12"> </text:span><text:span text:style-name="T15">OPERATOR</text:span><text:span text:style-name="T12">.PLUS:</text:span></text:p>
            <text:p text:style-name="P8"><text:span text:style-name="T12"><text:s text:c="20"/></text:span><text:span text:style-name="T14">return</text:span><text:span text:style-name="T12"> _ex1.Evaluate(cont);</text:span></text:p>
            <text:p text:style-name="P8"><text:span text:style-name="T12"><text:s text:c="16"/></text:span><text:span text:style-name="T14">case</text:span><text:span text:style-name="T12"> </text:span><text:span text:style-name="T15">OPERATOR</text:span><text:span text:style-name="T12">.MINUS:</text:span></text:p>
            <text:p text:style-name="P8"><text:span text:style-name="T12"><text:s text:c="20"/></text:span><text:span text:style-name="T14">return</text:span><text:span text:style-name="T12"> -_ex1.Evaluate(cont);</text:span></text:p>
            <text:p text:style-name="P10"><text:s text:c="12"/>}</text:p>
            <text:p text:style-name="P10"/>
            <text:p text:style-name="P8"><text:span text:style-name="T12"><text:s text:c="12"/></text:span><text:span text:style-name="T14">return</text:span><text:span text:style-name="T12"> </text:span><text:span text:style-name="T15">Double</text:span><text:span text:style-name="T12">.NaN;</text:span></text:p>
            <text:p text:style-name="P10"/>
            <text:p text:style-name="P10"><text:s text:c="8"/>}</text:p>
            <text:p text:style-name="P10"/>
            <text:p text:style-name="P10"><text:s text:c="4"/>}</text:p>
            <text:p text:style-name="P15"/>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In the CallSLANG project, we will include the SLANG_DOT_NET assembly before composing the expression.</text:p>
      <text:p text:style-name="P2"/>
      <text:p text:style-name="P2"/>
      <text:p text:style-name="P2"/>
      <table:table table:name="Table16" table:style-name="Table16">
        <table:table-column table:style-name="Table16.A"/>
        <table:table-row>
          <table:table-cell table:style-name="Table16.A1" office:value-type="string">
            <text:p text:style-name="P7"><text:span text:style-name="T14">using</text:span><text:span text:style-name="T12"> System;</text:span></text:p>
            <text:p text:style-name="P8"><text:span text:style-name="T14">using</text:span><text:span text:style-name="T12"> System.Collections.Generic;</text:span></text:p>
            <text:p text:style-name="P8"><text:span text:style-name="T14">using</text:span><text:span text:style-name="T12"> System.Linq;</text:span></text:p>
            <text:p text:style-name="P8"><text:span text:style-name="T14">using</text:span><text:span text:style-name="T12"> System.Text;</text:span></text:p>
            <text:p text:style-name="P8"><text:span text:style-name="T14">using</text:span><text:span text:style-name="T12"> SLANG_DOT_NET; </text:span><text:span text:style-name="T9">// include SLANG_DOT_NET assembly</text:span></text:p>
            <text:p text:style-name="P16"/>
            <text:p text:style-name="P8"><text:span text:style-name="T14">namespace</text:span><text:span text:style-name="T12"> CallSLANG</text:span></text:p>
            <text:p text:style-name="P10">{</text:p>
            <text:p text:style-name="P8"><text:span text:style-name="T12"><text:s text:c="4"/></text:span><text:span text:style-name="T14">class</text:span><text:span text:style-name="T12"> </text:span><text:span text:style-name="T15">Program</text:span></text:p>
            <text:p text:style-name="P10"><text:s text:c="4"/>{</text:p>
            <text:p text:style-name="P8"><text:span text:style-name="T12"><text:s text:c="8"/></text:span><text:span text:style-name="T14">static</text:span><text:span text:style-name="T12"> </text:span><text:span text:style-name="T14">void</text:span><text:span text:style-name="T12"> Main(</text:span><text:span text:style-name="T14">string</text:span><text:span text:style-name="T12">[] args)</text:span></text:p>
            <text:p text:style-name="P10"><text:s text:c="8"/>{</text:p>
            <text:p text:style-name="P8"><text:span text:style-name="T12"><text:s text:c="12"/></text:span><text:span text:style-name="T9">// Abstract Syntax Tree (AST) for 5*10</text:span></text:p>
            <text:p text:style-name="P8"><text:span text:style-name="T12"><text:s text:c="12"/></text:span><text:span text:style-name="T15">Exp</text:span><text:span text:style-name="T12"> e = </text:span><text:span text:style-name="T14">new</text:span><text:span text:style-name="T12"> </text:span><text:span text:style-name="T15">BinaryExp</text:span><text:span text:style-name="T12">(</text:span><text:span text:style-name="T14">new</text:span><text:span text:style-name="T12"> </text:span><text:span text:style-name="T15">NumericConstant</text:span><text:span text:style-name="T12">(5),</text:span></text:p>
            <text:p text:style-name="P8"><text:span text:style-name="T12"><text:s text:c="35"/></text:span><text:span text:style-name="T14">new</text:span><text:span text:style-name="T12"> </text:span><text:span text:style-name="T15">NumericConstant</text:span><text:span text:style-name="T12">(10),</text:span></text:p>
            <text:p text:style-name="P8"><text:span text:style-name="T12"><text:s text:c="35"/></text:span><text:span text:style-name="T15">OPERATOR</text:span><text:span text:style-name="T12">.MUL);</text:span></text:p>
            <text:p text:style-name="P10"/>
            <text:p text:style-name="P8"><text:span text:style-name="T12"><text:s text:c="12"/></text:span><text:span text:style-name="T9">//</text:span></text:p>
            <text:p text:style-name="P8"><text:span text:style-name="T12"><text:s text:c="12"/></text:span><text:span text:style-name="T9">// Evaluate the Expression</text:span></text:p>
            <text:p text:style-name="P8"><text:span text:style-name="T12"><text:s text:c="12"/></text:span><text:span text:style-name="T9">//</text:span></text:p>
            <text:p text:style-name="P8"><text:span text:style-name="T12"><text:s text:c="12"/></text:span><text:span text:style-name="T9">//</text:span></text:p>
            <text:p text:style-name="P8"><text:span text:style-name="T12"><text:s text:c="12"/></text:span><text:span text:style-name="T15">Console</text:span><text:span text:style-name="T12">.WriteLine(e.Evaluate(</text:span><text:span text:style-name="T14">null</text:span><text:span text:style-name="T12">));</text:span></text:p>
            <text:p text:style-name="P10"/>
            <text:p text:style-name="P8"><text:span text:style-name="T12"><text:s text:c="12"/></text:span><text:span text:style-name="T9">// AST for <text:s/>(10 + (30 + 50 ) )</text:span></text:p>
            <text:p text:style-name="P16"/>
            <text:p text:style-name="P8"><text:span text:style-name="T12"><text:s text:c="12"/>e = </text:span><text:span text:style-name="T14">new</text:span><text:span text:style-name="T12"> </text:span><text:span text:style-name="T15">UnaryExp</text:span><text:span text:style-name="T12">(</text:span></text:p>
            <text:p text:style-name="P8"><text:span text:style-name="T12"><text:s text:c="25"/></text:span><text:span text:style-name="T14">new</text:span><text:span text:style-name="T12"> </text:span><text:span text:style-name="T15">BinaryExp</text:span><text:span text:style-name="T12">(</text:span><text:span text:style-name="T14">new</text:span><text:span text:style-name="T12"> </text:span><text:span text:style-name="T15">NumericConstant</text:span><text:span text:style-name="T12">(10),</text:span></text:p>
            <text:p text:style-name="P8"><text:span text:style-name="T12"><text:s text:c="29"/></text:span><text:span text:style-name="T14">new</text:span><text:span text:style-name="T12"> </text:span><text:span text:style-name="T15">BinaryExp</text:span><text:span text:style-name="T12">(</text:span><text:span text:style-name="T14">new</text:span><text:span text:style-name="T12"> </text:span><text:span text:style-name="T15">NumericConstant</text:span><text:span text:style-name="T12">(30),</text:span></text:p>
            <text:p text:style-name="P8"><text:span text:style-name="T12"><text:s text:c="43"/></text:span><text:span text:style-name="T14">new</text:span><text:span text:style-name="T12"> </text:span><text:span text:style-name="T15">NumericConstant</text:span><text:span text:style-name="T12">(50),</text:span></text:p>
            <text:p text:style-name="P8"><text:span text:style-name="T12"><text:s text:c="34"/></text:span><text:span text:style-name="T15">OPERATOR</text:span><text:span text:style-name="T12">.PLUS),</text:span></text:p>
            <text:p text:style-name="P8"><text:span text:style-name="T12"><text:s text:c="25"/></text:span><text:span text:style-name="T15">OPERATOR</text:span><text:span text:style-name="T12">.PLUS),</text:span></text:p>
            <text:p text:style-name="P8"><text:soft-page-break/><text:span text:style-name="T12"><text:s text:c="21"/></text:span><text:span text:style-name="T15">OPERATOR</text:span><text:span text:style-name="T12">.MINUS);</text:span></text:p>
            <text:p text:style-name="P10"/>
            <text:p text:style-name="P8"><text:span text:style-name="T12"><text:s text:c="12"/></text:span><text:span text:style-name="T9">//</text:span></text:p>
            <text:p text:style-name="P8"><text:span text:style-name="T12"><text:s text:c="12"/></text:span><text:span text:style-name="T9">// Evaluate the Expression</text:span></text:p>
            <text:p text:style-name="P8"><text:span text:style-name="T12"><text:s text:c="12"/></text:span><text:span text:style-name="T9">//</text:span></text:p>
            <text:p text:style-name="P8"><text:span text:style-name="T12"><text:s text:c="12"/></text:span><text:span text:style-name="T15">Console</text:span><text:span text:style-name="T12">.WriteLine(e.Evaluate(</text:span><text:span text:style-name="T14">null</text:span><text:span text:style-name="T12">));</text:span></text:p>
            <text:p text:style-name="P10"/>
            <text:p text:style-name="P8"><text:span text:style-name="T12"><text:s text:c="12"/></text:span><text:span text:style-name="T9">//</text:span></text:p>
            <text:p text:style-name="P8"><text:span text:style-name="T12"><text:s text:c="12"/></text:span><text:span text:style-name="T9">// Pause for a key stroke</text:span></text:p>
            <text:p text:style-name="P8"><text:span text:style-name="T12"><text:s text:c="12"/></text:span><text:span text:style-name="T9">//</text:span></text:p>
            <text:p text:style-name="P8"><text:span text:style-name="T12"><text:s text:c="12"/></text:span><text:span text:style-name="T15">Console</text:span><text:span text:style-name="T12">.Read();</text:span></text:p>
            <text:p text:style-name="P10"/>
            <text:p text:style-name="P10"><text:s text:c="8"/>}</text:p>
            <text:p text:style-name="P10"><text:s text:c="4"/>}</text:p>
            <text:p text:style-name="P10">}</text:p>
            <text:p text:style-name="P10"><text:s text:c="20"/></text:p>
            <text:p text:style-name="P18"/>
          </table:table-cell>
        </table:table-row>
      </table:table>
      <text:p text:style-name="P2"/>
      <text:p text:style-name="P2"/>
      <text:p text:style-name="P2"/>
      <text:p text:style-name="P2"/>
      <text:p text:style-name="P2"/>
      <text:p text:style-name="P2"/>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2"/>
      <text:p text:style-name="P2"><text:s text:c="59"/><text:span text:style-name="T2"><text:s/>SLANG4.NET</text:span></text:p>
      <text:p text:style-name="P2"/>
      <text:p text:style-name="P2"><text:s text:c="61"/>htttp://slangfordotnet.codeplex.com </text:p>
      <text:p text:style-name="P2"/>
      <text:p text:style-name="P2"/>
      <text:p text:style-name="P2"/>
      <text:p text:style-name="P2"><text:span text:style-name="T1">The Art of Compiler Construction using C#</text:span> </text:p>
      <text:p text:style-name="P2"/>
      <text:p text:style-name="P2"><text:s text:c="74"/>By</text:p>
      <text:p text:style-name="P2"/>
      <text:p text:style-name="P2"><text:s text:c="58"/>Praseed Pai K.T. ( <text:a xlink:type="simple" xlink:href="http://praseedp.blogspot.com/">http://praseedp.blogspot.com</text:a> ) <text:s/></text:p>
      <text:p text:style-name="P2"><text:s text:c="58"/><text:a xlink:type="simple" xlink:href="mailto:praseedp@yahoo.com">praseedp@yahoo.com</text:a></text:p>
      <text:p text:style-name="P2"><text:s text:c="2"/></text:p>
      <text:p text:style-name="P2"/>
      <text:p text:style-name="P2"><text:s text:c="68"/>CHAPTER 2</text:p>
      <text:p text:style-name="P2"/>
      <text:p text:style-name="P2"><text:s text:c="69"/>Version 0.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text:s text:c="5"/><text:tab/><text:tab/> <text:s text:c="50"/>INPUT Analysis</text:p>
      <text:p text:style-name="Standard"/>
      <text:p text:style-name="Standard">Compilers are programs which translate source language to a target language. The Source language can be a language like C,C++ or Lisp. The potential target languages are assembly languages , object code for the microprocessors like intel x86, itanium or power pc. There are programs which translate java to C++ and Lisp to C. In such case , target language is another programming language.</text:p>
      <text:p text:style-name="Standard"/>
      <text:p text:style-name="Standard">Any compiler has to understand the input. Once it has analyzed the input characters , it should convert the input into a form which is suitable for further processing. </text:p>
      <text:p text:style-name="Standard"/>
      <text:p text:style-name="Standard">Any input has to be parsed before the object code translation. To Parse means to understand.</text:p>
      <text:p text:style-name="Standard">The Parsing process works as follows</text:p>
      <text:p text:style-name="Standard"/>
      <text:p text:style-name="Standard">The characters are grouped together to find a token ( or a word ). Some examples of the tokens are '+','*',while , for , if etc. The module which reads character at a time and looks for legal token is called a lexical analyzer or Lexer. The input from the Lexer is passed into a module which identifies whether a group of tokens form a valid expression or a statement in the program. The module which determines the validity of expressions is called a parser. Rather than doing a lexical scan for the entire input , the parser requests the next token from the lexical analyzer. They act as if they are co-routines. </text:p>
      <text:p text:style-name="Standard"/>
      <text:p text:style-name="Standard">To put everything together let us write a small program which acts a <text:s/>four function calculator</text:p>
      <text:p text:style-name="Standard">The calculator is capable of evaluating mathematical expressions which contains four basic</text:p>
      <text:p text:style-name="Standard"><text:s/>arithmetical operators , paranthesis to group the expression and unary operators.</text:p>
      <text:p text:style-name="Standard">Given below is the Lexical Specifications of the calculator.</text:p>
      <table:table table:name="Table1" table:style-name="Table1">
        <table:table-column table:style-name="Table1.A"/>
        <table:table-row>
          <table:table-cell table:style-name="Table1.A1" office:value-type="string">
            <text:p text:style-name="P17">TOK_PLUS – ‘+’</text:p>
            <text:p text:style-name="P17">TOK_MUL <text:s/>- ‘*’ </text:p>
            <text:p text:style-name="P17">TOK_SUB <text:s/>- ‘-’</text:p>
            <text:p text:style-name="P17">TOK_DIV <text:s/>- '/'</text:p>
            <text:p text:style-name="P17">TOK_OPAREN – ‘(‘</text:p>
            <text:p text:style-name="P17">TOK_CPAREN – ‘)’</text:p>
            <text:p text:style-name="P17">TOK_DOUBLE – [0-9]+</text:p>
            <text:p text:style-name="P17"/>
            <text:p text:style-name="P17">The stuff can be converted into C# as follows</text:p>
            <text:p text:style-name="P17"><text:span text:style-name="T3"><text:s/></text:span><text:span text:style-name="T5">///</text:span><text:span text:style-name="T9"> </text:span><text:span text:style-name="T5">&lt;summary&gt;</text:span></text:p>
            <text:p text:style-name="P8"><text:span text:style-name="T12"><text:s/></text:span><text:span text:style-name="T5">///</text:span><text:span text:style-name="T9"> <text:s text:c="2"/>Enumeration for Tokens</text:span></text:p>
            <text:p text:style-name="P8"><text:span text:style-name="T12"><text:s/></text:span><text:span text:style-name="T5">///</text:span><text:span text:style-name="T9"> </text:span><text:span text:style-name="T5">&lt;/summary&gt;</text:span></text:p>
            <text:p text:style-name="P8"><text:span text:style-name="T12"><text:s text:c="2"/></text:span><text:span text:style-name="T14">public</text:span><text:span text:style-name="T12"> </text:span><text:span text:style-name="T14">enum</text:span><text:span text:style-name="T12"> </text:span><text:span text:style-name="T15">TOKEN</text:span><text:span text:style-name="T12"> <text:s/>{</text:span></text:p>
            <text:p text:style-name="P8"><text:span text:style-name="T12"><text:s text:c="8"/>ILLEGAL_TOKEN = -1, </text:span><text:span text:style-name="T9">// Not a Token</text:span></text:p>
            <text:p text:style-name="P8"><text:span text:style-name="T9"><text:s text:c="7"/></text:span><text:span text:style-name="T12"><text:s/>TOK_PLUS = 1, </text:span><text:span text:style-name="T9">// '+'</text:span></text:p>
            <text:p text:style-name="P8"><text:span text:style-name="T12"><text:s text:c="8"/>TOK_MUL, </text:span><text:span text:style-name="T9">// '*'</text:span></text:p>
            <text:p text:style-name="P8"><text:span text:style-name="T12"><text:s text:c="8"/>TOK_DIV, </text:span><text:span text:style-name="T9">// '/'</text:span></text:p>
            <text:p text:style-name="P8"><text:span text:style-name="T12"><text:s text:c="8"/>TOK_SUB, </text:span><text:span text:style-name="T9">// '-'</text:span></text:p>
            <text:p text:style-name="P8"><text:span text:style-name="T12"><text:s text:c="8"/>TOK_OPAREN, </text:span><text:span text:style-name="T9">// '('</text:span></text:p>
            <text:p text:style-name="P8"><text:span text:style-name="T12"><text:s text:c="8"/>TOK_CPAREN, </text:span><text:span text:style-name="T9">// ')'</text:span></text:p>
            <text:p text:style-name="P8"><text:span text:style-name="T12"><text:s text:c="8"/>TOK_DOUBLE, </text:span><text:span text:style-name="T9">// '('</text:span></text:p>
            <text:p text:style-name="P8"><text:span text:style-name="T12"><text:s text:c="8"/>TOK_NULL </text:span><text:span text:style-name="T9">// End of string</text:span></text:p>
            <text:p text:style-name="P10"><text:s text:c="4"/>}</text:p>
            <text:p text:style-name="Table_20_Contents"/>
          </table:table-cell>
        </table:table-row>
      </table:table>
      <text:p text:style-name="Standard"/>
      <text:p text:style-name="Standard"><text:soft-page-break/>The Lexical Analysis Algorithm scans through the input and returns the token associated with the operator. If it has found out a number , returns the token associated with the number. There should be another mechanism to retrieve the actual number identified.</text:p>
      <text:p text:style-name="Standard"/>
      <text:p text:style-name="Standard">Following pseudo code shows the schema of <text:s/>the lexical analyzer</text:p>
      <text:p text:style-name="Standard"/>
      <table:table table:name="Table2" table:style-name="Table2">
        <table:table-column table:style-name="Table2.A"/>
        <table:table-row>
          <table:table-cell table:style-name="Table2.A1" office:value-type="string">
            <text:p text:style-name="Table_20_Contents">while ( there is input ) {</text:p>
            <text:p text:style-name="Table_20_Contents"><text:s text:c="5"/>switch(currentchar) {</text:p>
            <text:p text:style-name="Table_20_Contents"><text:s text:c="5"/>case Operands:</text:p>
            <text:p text:style-name="Table_20_Contents"><text:s text:c="9"/>advance input pointer </text:p>
            <text:p text:style-name="Table_20_Contents"><text:s text:c="10"/>return TOK_XXXX;</text:p>
            <text:p text:style-name="Table_20_Contents"><text:s text:c="4"/>case Number:</text:p>
            <text:p text:style-name="Table_20_Contents"><text:s text:c="9"/>Extract the number( Advance the input )</text:p>
            <text:p text:style-name="Table_20_Contents"><text:s text:c="9"/>return TOK_DOUBLE;</text:p>
            <text:p text:style-name="Table_20_Contents"><text:s text:c="4"/>default:</text:p>
            <text:p text:style-name="Table_20_Contents"><text:s text:c="8"/>error</text:p>
            <text:p text:style-name="Table_20_Contents"><text:s text:c="4"/>}</text:p>
            <text:p text:style-name="Table_20_Contents">}</text:p>
          </table:table-cell>
        </table:table-row>
      </table:table>
      <text:p text:style-name="Standard"/>
      <text:p text:style-name="Standard"/>
      <text:p text:style-name="Standard">The following C# code is a literal translation of the above algorithm.</text:p>
      <text:p text:style-name="Standard"/>
      <text:p text:style-name="Standard"/>
      <text:p text:style-name="Standard"/>
      <table:table table:name="Table10" table:style-name="Table10">
        <table:table-column table:style-name="Table10.A"/>
        <table:table-row>
          <table:table-cell table:style-name="Table10.A1" office:value-type="string">
            <text:p text:style-name="Table_20_Contents"><text:span text:style-name="T14">using</text:span><text:span text:style-name="T12"> System;</text:span></text:p>
            <text:p text:style-name="P4"><text:span text:style-name="T14">using</text:span><text:span text:style-name="T12"> System.Collections.Generic;</text:span></text:p>
            <text:p text:style-name="P4"><text:span text:style-name="T14">using</text:span><text:span text:style-name="T12"> System.Linq;</text:span></text:p>
            <text:p text:style-name="P4"><text:span text:style-name="T14">using</text:span><text:span text:style-name="T12"> System.Text;</text:span></text:p>
            <text:p text:style-name="P3"/>
            <text:p text:style-name="P4"><text:span text:style-name="T14">namespace</text:span><text:span text:style-name="T12"> SLANG_DOT_NET</text:span></text:p>
            <text:p text:style-name="P3">{</text:p>
            <text:p text:style-name="P4"><text:span text:style-name="T12"><text:s text:c="4"/></text:span><text:span text:style-name="T5">///</text:span><text:span text:style-name="T9"> </text:span><text:span text:style-name="T5">&lt;summary&gt;</text:span></text:p>
            <text:p text:style-name="P4"><text:span text:style-name="T12"><text:s text:c="4"/></text:span><text:span text:style-name="T5">///</text:span><text:span text:style-name="T9"> <text:s text:c="2"/>Enumeration for Tokens</text:span></text:p>
            <text:p text:style-name="P4"><text:span text:style-name="T12"><text:s text:c="4"/></text:span><text:span text:style-name="T5">///</text:span><text:span text:style-name="T9"> </text:span><text:span text:style-name="T5">&lt;/summary&gt;</text:span></text:p>
            <text:p text:style-name="P4"><text:span text:style-name="T12"><text:s text:c="4"/></text:span><text:span text:style-name="T14">public</text:span><text:span text:style-name="T12"> </text:span><text:span text:style-name="T14">enum</text:span><text:span text:style-name="T12"> </text:span><text:span text:style-name="T15">TOKEN</text:span></text:p>
            <text:p text:style-name="P3"><text:s text:c="4"/>{</text:p>
            <text:p text:style-name="P4"><text:span text:style-name="T12"><text:s text:c="8"/>ILLEGAL_TOKEN = -1, </text:span><text:span text:style-name="T9">// Not a Token</text:span></text:p>
            <text:p text:style-name="P4"><text:span text:style-name="T12"><text:s text:c="8"/>TOK_PLUS = 1, </text:span><text:span text:style-name="T9">// '+'</text:span></text:p>
            <text:p text:style-name="P4"><text:span text:style-name="T12"><text:s text:c="8"/>TOK_MUL, </text:span><text:span text:style-name="T9">// '*'</text:span></text:p>
            <text:p text:style-name="P4"><text:span text:style-name="T12"><text:s text:c="8"/>TOK_DIV, </text:span><text:span text:style-name="T9">// '/'</text:span></text:p>
            <text:p text:style-name="P4"><text:span text:style-name="T12"><text:s text:c="8"/>TOK_SUB, </text:span><text:span text:style-name="T9">// '-'</text:span></text:p>
            <text:p text:style-name="P4"><text:span text:style-name="T12"><text:s text:c="8"/>TOK_OPAREN, </text:span><text:span text:style-name="T9">// '('</text:span></text:p>
            <text:p text:style-name="P4"><text:span text:style-name="T12"><text:s text:c="8"/>TOK_CPAREN, </text:span><text:span text:style-name="T9">// ')'</text:span></text:p>
            <text:p text:style-name="P4"><text:span text:style-name="T12"><text:s text:c="8"/>TOK_DOUBLE, </text:span><text:span text:style-name="T9">// '('</text:span></text:p>
            <text:p text:style-name="P4"><text:span text:style-name="T12"><text:s text:c="8"/>TOK_NULL </text:span><text:span text:style-name="T9">// End of string</text:span></text:p>
            <text:p text:style-name="P3"><text:s text:c="4"/>}</text:p>
            <text:p text:style-name="P3"/>
            <text:p text:style-name="P4"><text:span text:style-name="T12"><text:s text:c="4"/></text:span><text:span text:style-name="T9">//////////////////////////////////////////////////////////</text:span></text:p>
            <text:p text:style-name="P4"><text:span text:style-name="T12"><text:s text:c="4"/></text:span><text:span text:style-name="T9">//</text:span></text:p>
            <text:p text:style-name="P4"><text:span text:style-name="T12"><text:s text:c="4"/></text:span><text:span text:style-name="T9">// A naive Lexical analyzer which looks for operators , Parenthesis</text:span></text:p>
            <text:p text:style-name="P4"><text:span text:style-name="T12"><text:s text:c="4"/></text:span><text:span text:style-name="T9">// and number. All numbers are treated as IEEE doubles. Only numbers</text:span></text:p>
            <text:p text:style-name="P4"><text:span text:style-name="T12"><text:s text:c="4"/></text:span><text:span text:style-name="T9">// without decimals can be entered. Feel free to modify the code</text:span></text:p>
            <text:p text:style-name="P4"><text:span text:style-name="T12"><text:s text:c="4"/></text:span><text:span text:style-name="T9">// to accomodate LONG and Double values</text:span></text:p>
            <text:p text:style-name="P4"><text:soft-page-break/><text:span text:style-name="T12"><text:s text:c="4"/></text:span><text:span text:style-name="T14">public</text:span><text:span text:style-name="T12"> </text:span><text:span text:style-name="T14">class</text:span><text:span text:style-name="T12"> </text:span><text:span text:style-name="T15">Lexer</text:span></text:p>
            <text:p text:style-name="P3"><text:s text:c="4"/>{</text:p>
            <text:p text:style-name="P4"><text:span text:style-name="T12"><text:s text:c="8"/></text:span><text:span text:style-name="T15">String</text:span><text:span text:style-name="T12"> IExpr; </text:span><text:span text:style-name="T9">// Expression string</text:span></text:p>
            <text:p text:style-name="P4"><text:span text:style-name="T12"><text:s text:c="8"/></text:span><text:span text:style-name="T14">int</text:span><text:span text:style-name="T12"> index; </text:span><text:span text:style-name="T9">// index into a character</text:span></text:p>
            <text:p text:style-name="P4"><text:span text:style-name="T12"><text:s text:c="8"/></text:span><text:span text:style-name="T14">int</text:span><text:span text:style-name="T12"> length; </text:span><text:span text:style-name="T9">// Length of the string</text:span></text:p>
            <text:p text:style-name="P4"><text:span text:style-name="T12"><text:s text:c="8"/></text:span><text:span text:style-name="T14">double</text:span><text:span text:style-name="T12"> number; </text:span><text:span text:style-name="T9">// Last grabbed number from the stream</text:span></text:p>
            <text:p text:style-name="P4"><text:span text:style-name="T12"><text:s text:c="8"/></text:span><text:span text:style-name="T9">/////////////////////////////////////////////</text:span></text:p>
            <text:p text:style-name="P4"><text:span text:style-name="T12"><text:s text:c="8"/></text:span><text:span text:style-name="T9">//</text:span></text:p>
            <text:p text:style-name="P4"><text:span text:style-name="T12"><text:s text:c="8"/></text:span><text:span text:style-name="T9">// Ctor</text:span></text:p>
            <text:p text:style-name="P4"><text:span text:style-name="T12"><text:s text:c="8"/></text:span><text:span text:style-name="T9">//</text:span></text:p>
            <text:p text:style-name="P4"><text:span text:style-name="T12"><text:s text:c="8"/></text:span><text:span text:style-name="T9">//</text:span></text:p>
            <text:p text:style-name="P4"><text:span text:style-name="T12"><text:s text:c="8"/></text:span><text:span text:style-name="T14">public</text:span><text:span text:style-name="T12"> Lexer(</text:span><text:span text:style-name="T15">String</text:span><text:span text:style-name="T12"> Expr)</text:span></text:p>
            <text:p text:style-name="P3"><text:s text:c="8"/>{</text:p>
            <text:p text:style-name="P3"><text:s text:c="12"/>IExpr = Expr;</text:p>
            <text:p text:style-name="P3"><text:s text:c="12"/>length = IExpr.Length;</text:p>
            <text:p text:style-name="P3"><text:s text:c="12"/>index = 0;</text:p>
            <text:p text:style-name="P3"><text:s text:c="8"/>}</text:p>
            <text:p text:style-name="P4"><text:span text:style-name="T12"><text:s text:c="8"/></text:span><text:span text:style-name="T9">/////////////////////////////////////////////////////</text:span></text:p>
            <text:p text:style-name="P4"><text:span text:style-name="T12"><text:s text:c="8"/></text:span><text:span text:style-name="T9">// Grab the next token from the stream</text:span></text:p>
            <text:p text:style-name="P4"><text:span text:style-name="T12"><text:s text:c="8"/></text:span><text:span text:style-name="T9">//</text:span></text:p>
            <text:p text:style-name="P4"><text:span text:style-name="T12"><text:s text:c="8"/></text:span><text:span text:style-name="T9">//</text:span></text:p>
            <text:p text:style-name="P4"><text:span text:style-name="T12"><text:s text:c="8"/></text:span><text:span text:style-name="T9">//</text:span></text:p>
            <text:p text:style-name="P4"><text:span text:style-name="T12"><text:s text:c="8"/></text:span><text:span text:style-name="T9">//</text:span></text:p>
            <text:p text:style-name="P4"><text:span text:style-name="T12"><text:s text:c="8"/></text:span><text:span text:style-name="T14">public</text:span><text:span text:style-name="T12"> </text:span><text:span text:style-name="T15">TOKEN</text:span><text:span text:style-name="T12"> GetToken()</text:span></text:p>
            <text:p text:style-name="P3"><text:s text:c="8"/>{</text:p>
            <text:p text:style-name="P4"><text:span text:style-name="T12"><text:s text:c="12"/></text:span><text:span text:style-name="T15">TOKEN</text:span><text:span text:style-name="T12"> tok = </text:span><text:span text:style-name="T15">TOKEN</text:span><text:span text:style-name="T12">.ILLEGAL_TOKEN;</text:span></text:p>
            <text:p text:style-name="P4"><text:span text:style-name="T12"><text:s text:c="12"/></text:span><text:span text:style-name="T9">////////////////////////////////////////////////////////////</text:span></text:p>
            <text:p text:style-name="P4"><text:span text:style-name="T12"><text:s text:c="12"/></text:span><text:span text:style-name="T9">//</text:span></text:p>
            <text:p text:style-name="P4"><text:span text:style-name="T12"><text:s text:c="12"/></text:span><text:span text:style-name="T9">// Skip the white space</text:span></text:p>
            <text:p text:style-name="P4"><text:span text:style-name="T12"><text:s text:c="12"/></text:span><text:span text:style-name="T9">//</text:span></text:p>
            <text:p text:style-name="P4"><text:span text:style-name="T12"><text:s text:c="12"/></text:span><text:span text:style-name="T14">while</text:span><text:span text:style-name="T12"> (index &lt; length &amp;&amp;</text:span></text:p>
            <text:p text:style-name="P4"><text:span text:style-name="T12"><text:s text:c="12"/>(IExpr[index] == </text:span><text:span text:style-name="T17">' '</text:span><text:span text:style-name="T12"> || IExpr[index] == </text:span><text:span text:style-name="T17">'\t'</text:span><text:span text:style-name="T12">))</text:span></text:p>
            <text:p text:style-name="P3"><text:s text:c="16"/>index++;</text:p>
            <text:p text:style-name="P4"><text:span text:style-name="T12"><text:s text:c="12"/></text:span><text:span text:style-name="T9">//////////////////////////////////////////////</text:span></text:p>
            <text:p text:style-name="P4"><text:span text:style-name="T12"><text:s text:c="12"/></text:span><text:span text:style-name="T9">//</text:span></text:p>
            <text:p text:style-name="P4"><text:span text:style-name="T12"><text:s text:c="12"/></text:span><text:span text:style-name="T9">// End of string ? return NULL;</text:span></text:p>
            <text:p text:style-name="P4"><text:span text:style-name="T12"><text:s text:c="12"/></text:span><text:span text:style-name="T9">//</text:span></text:p>
            <text:p text:style-name="P4"><text:span text:style-name="T12"><text:s text:c="12"/></text:span><text:span text:style-name="T14">if</text:span><text:span text:style-name="T12"> (index == length)</text:span></text:p>
            <text:p text:style-name="P4"><text:span text:style-name="T12"><text:s text:c="16"/></text:span><text:span text:style-name="T14">return</text:span><text:span text:style-name="T12"> </text:span><text:span text:style-name="T15">TOKEN</text:span><text:span text:style-name="T12">.TOK_NULL;</text:span></text:p>
            <text:p text:style-name="P4"><text:span text:style-name="T12"><text:s text:c="12"/></text:span><text:span text:style-name="T9">/////////////////////////////////////////////////</text:span></text:p>
            <text:p text:style-name="P4"><text:span text:style-name="T12"><text:s text:c="12"/></text:span><text:span text:style-name="T9">//</text:span></text:p>
            <text:p text:style-name="P4"><text:span text:style-name="T12"><text:s text:c="12"/></text:span><text:span text:style-name="T9">//</text:span></text:p>
            <text:p text:style-name="P4"><text:span text:style-name="T12"><text:s text:c="12"/></text:span><text:span text:style-name="T9">//</text:span></text:p>
            <text:p text:style-name="P4"><text:span text:style-name="T12"><text:s text:c="12"/></text:span><text:span text:style-name="T14">switch</text:span><text:span text:style-name="T12"> (IExpr[index])</text:span></text:p>
            <text:p text:style-name="P3"><text:s text:c="12"/>{</text:p>
            <text:p text:style-name="P4"><text:span text:style-name="T12"><text:s text:c="16"/></text:span><text:span text:style-name="T14">case</text:span><text:span text:style-name="T12"> </text:span><text:span text:style-name="T17">'+'</text:span><text:span text:style-name="T12">:</text:span></text:p>
            <text:p text:style-name="P4"><text:span text:style-name="T12"><text:s text:c="20"/>tok = </text:span><text:span text:style-name="T15">TOKEN</text:span><text:span text:style-name="T12">.TOK_PLUS;</text:span></text:p>
            <text:p text:style-name="P3"><text:s text:c="20"/>index++;</text:p>
            <text:p text:style-name="P4"><text:span text:style-name="T12"><text:s text:c="20"/></text:span><text:span text:style-name="T14">break</text:span><text:span text:style-name="T12">;</text:span></text:p>
            <text:p text:style-name="P4"><text:span text:style-name="T12"><text:s text:c="16"/></text:span><text:span text:style-name="T14">case</text:span><text:span text:style-name="T12"> </text:span><text:span text:style-name="T17">'-'</text:span><text:span text:style-name="T12">:</text:span></text:p>
            <text:p text:style-name="P4"><text:span text:style-name="T12"><text:s text:c="20"/>tok = </text:span><text:span text:style-name="T15">TOKEN</text:span><text:span text:style-name="T12">.TOK_SUB;</text:span></text:p>
            <text:p text:style-name="P3"><text:s text:c="20"/>index++;</text:p>
            <text:p text:style-name="P4"><text:span text:style-name="T12"><text:s text:c="20"/></text:span><text:span text:style-name="T14">break</text:span><text:span text:style-name="T12">;</text:span></text:p>
            <text:p text:style-name="P4"><text:span text:style-name="T12"><text:s text:c="16"/></text:span><text:span text:style-name="T14">case</text:span><text:span text:style-name="T12"> </text:span><text:span text:style-name="T17">'/'</text:span><text:span text:style-name="T12">:</text:span></text:p>
            <text:p text:style-name="P4"><text:span text:style-name="T12"><text:s text:c="20"/>tok = </text:span><text:span text:style-name="T15">TOKEN</text:span><text:span text:style-name="T12">.TOK_DIV;</text:span></text:p>
            <text:p text:style-name="P3"><text:s text:c="20"/>index++;</text:p>
            <text:p text:style-name="P4"><text:span text:style-name="T12"><text:s text:c="20"/></text:span><text:span text:style-name="T14">break</text:span><text:span text:style-name="T12">;</text:span></text:p>
            <text:p text:style-name="P4"><text:span text:style-name="T12"><text:s text:c="16"/></text:span><text:span text:style-name="T14">case</text:span><text:span text:style-name="T12"> </text:span><text:span text:style-name="T17">'*'</text:span><text:span text:style-name="T12">:</text:span></text:p>
            <text:p text:style-name="P4"><text:soft-page-break/><text:span text:style-name="T12"><text:s text:c="20"/>tok = </text:span><text:span text:style-name="T15">TOKEN</text:span><text:span text:style-name="T12">.TOK_MUL;</text:span></text:p>
            <text:p text:style-name="P3"><text:s text:c="20"/>index++;</text:p>
            <text:p text:style-name="P4"><text:span text:style-name="T12"><text:s text:c="20"/></text:span><text:span text:style-name="T14">break</text:span><text:span text:style-name="T12">;</text:span></text:p>
            <text:p text:style-name="P4"><text:span text:style-name="T12"><text:s text:c="16"/></text:span><text:span text:style-name="T14">case</text:span><text:span text:style-name="T12"> </text:span><text:span text:style-name="T17">'('</text:span><text:span text:style-name="T12">:</text:span></text:p>
            <text:p text:style-name="P4"><text:span text:style-name="T12"><text:s text:c="20"/>tok = </text:span><text:span text:style-name="T15">TOKEN</text:span><text:span text:style-name="T12">.TOK_OPAREN;</text:span></text:p>
            <text:p text:style-name="P3"><text:s text:c="20"/>index++;</text:p>
            <text:p text:style-name="P4"><text:span text:style-name="T12"><text:s text:c="20"/></text:span><text:span text:style-name="T14">break</text:span><text:span text:style-name="T12">;</text:span></text:p>
            <text:p text:style-name="P4"><text:span text:style-name="T12"><text:s text:c="16"/></text:span><text:span text:style-name="T14">case</text:span><text:span text:style-name="T12"> </text:span><text:span text:style-name="T17">')'</text:span><text:span text:style-name="T12">:</text:span></text:p>
            <text:p text:style-name="P4"><text:span text:style-name="T12"><text:s text:c="20"/>tok = </text:span><text:span text:style-name="T15">TOKEN</text:span><text:span text:style-name="T12">.TOK_CPAREN;</text:span></text:p>
            <text:p text:style-name="P3"><text:s text:c="20"/>index++;</text:p>
            <text:p text:style-name="P4"><text:span text:style-name="T12"><text:s text:c="20"/></text:span><text:span text:style-name="T14">break</text:span><text:span text:style-name="T12">;</text:span></text:p>
            <text:p text:style-name="P4"><text:span text:style-name="T12"><text:s text:c="16"/></text:span><text:span text:style-name="T14">case</text:span><text:span text:style-name="T12"> </text:span><text:span text:style-name="T17">'0'</text:span><text:span text:style-name="T12">:</text:span></text:p>
            <text:p text:style-name="P4"><text:span text:style-name="T12"><text:s text:c="16"/></text:span><text:span text:style-name="T14">case</text:span><text:span text:style-name="T12"> </text:span><text:span text:style-name="T17">'1'</text:span><text:span text:style-name="T12">:</text:span></text:p>
            <text:p text:style-name="P4"><text:span text:style-name="T12"><text:s text:c="16"/></text:span><text:span text:style-name="T14">case</text:span><text:span text:style-name="T12"> </text:span><text:span text:style-name="T17">'2'</text:span><text:span text:style-name="T12">:</text:span></text:p>
            <text:p text:style-name="P4"><text:span text:style-name="T12"><text:s text:c="16"/></text:span><text:span text:style-name="T14">case</text:span><text:span text:style-name="T12"> </text:span><text:span text:style-name="T17">'3'</text:span><text:span text:style-name="T12">:</text:span></text:p>
            <text:p text:style-name="P4"><text:span text:style-name="T12"><text:s text:c="16"/></text:span><text:span text:style-name="T14">case</text:span><text:span text:style-name="T12"> </text:span><text:span text:style-name="T17">'4'</text:span><text:span text:style-name="T12">:</text:span></text:p>
            <text:p text:style-name="P4"><text:span text:style-name="T12"><text:s text:c="16"/></text:span><text:span text:style-name="T14">case</text:span><text:span text:style-name="T12"> </text:span><text:span text:style-name="T17">'5'</text:span><text:span text:style-name="T12">:</text:span></text:p>
            <text:p text:style-name="P4"><text:span text:style-name="T12"><text:s text:c="16"/></text:span><text:span text:style-name="T14">case</text:span><text:span text:style-name="T12"> </text:span><text:span text:style-name="T17">'6'</text:span><text:span text:style-name="T12">:</text:span></text:p>
            <text:p text:style-name="P4"><text:span text:style-name="T12"><text:s text:c="16"/></text:span><text:span text:style-name="T14">case</text:span><text:span text:style-name="T12"> </text:span><text:span text:style-name="T17">'7'</text:span><text:span text:style-name="T12">:</text:span></text:p>
            <text:p text:style-name="P4"><text:span text:style-name="T12"><text:s text:c="16"/></text:span><text:span text:style-name="T14">case</text:span><text:span text:style-name="T12"> </text:span><text:span text:style-name="T17">'8'</text:span><text:span text:style-name="T12">:</text:span></text:p>
            <text:p text:style-name="P4"><text:span text:style-name="T12"><text:s text:c="16"/></text:span><text:span text:style-name="T14">case</text:span><text:span text:style-name="T12"> </text:span><text:span text:style-name="T17">'9'</text:span><text:span text:style-name="T12">:</text:span></text:p>
            <text:p text:style-name="P3"><text:s text:c="20"/>{</text:p>
            <text:p text:style-name="P4"><text:span text:style-name="T12"><text:s text:c="24"/></text:span><text:span text:style-name="T15">String</text:span><text:span text:style-name="T12"> str = </text:span><text:span text:style-name="T17">""</text:span><text:span text:style-name="T12">;</text:span></text:p>
            <text:p text:style-name="P4"><text:span text:style-name="T12"><text:s text:c="24"/></text:span><text:span text:style-name="T14">while</text:span><text:span text:style-name="T12"> (index &lt; length &amp;&amp;</text:span></text:p>
            <text:p text:style-name="P4"><text:span text:style-name="T12"><text:s text:c="24"/>(IExpr[index] == </text:span><text:span text:style-name="T17">'0'</text:span><text:span text:style-name="T12"> ||</text:span></text:p>
            <text:p text:style-name="P4"><text:span text:style-name="T12"><text:s text:c="24"/>IExpr[index] == </text:span><text:span text:style-name="T17">'1'</text:span><text:span text:style-name="T12"> ||</text:span></text:p>
            <text:p text:style-name="P4"><text:span text:style-name="T12"><text:s text:c="24"/>IExpr[index] == </text:span><text:span text:style-name="T17">'2'</text:span><text:span text:style-name="T12"> ||</text:span></text:p>
            <text:p text:style-name="P4"><text:span text:style-name="T12"><text:s text:c="24"/>IExpr[index] == </text:span><text:span text:style-name="T17">'3'</text:span><text:span text:style-name="T12"> ||</text:span></text:p>
            <text:p text:style-name="P4"><text:span text:style-name="T12"><text:s text:c="24"/>IExpr[index] == </text:span><text:span text:style-name="T17">'4'</text:span><text:span text:style-name="T12"> ||</text:span></text:p>
            <text:p text:style-name="P4"><text:span text:style-name="T12"><text:s text:c="24"/>IExpr[index] == </text:span><text:span text:style-name="T17">'5'</text:span><text:span text:style-name="T12"> ||</text:span></text:p>
            <text:p text:style-name="P4"><text:span text:style-name="T12"><text:s text:c="24"/>IExpr[index] == </text:span><text:span text:style-name="T17">'6'</text:span><text:span text:style-name="T12"> ||</text:span></text:p>
            <text:p text:style-name="P4"><text:span text:style-name="T12"><text:s text:c="24"/>IExpr[index] == </text:span><text:span text:style-name="T17">'7'</text:span><text:span text:style-name="T12"> ||</text:span></text:p>
            <text:p text:style-name="P4"><text:span text:style-name="T12"><text:s text:c="24"/>IExpr[index] == </text:span><text:span text:style-name="T17">'8'</text:span><text:span text:style-name="T12"> ||</text:span></text:p>
            <text:p text:style-name="P4"><text:span text:style-name="T12"><text:s text:c="24"/>IExpr[index] == </text:span><text:span text:style-name="T17">'9'</text:span><text:span text:style-name="T12">))</text:span></text:p>
            <text:p text:style-name="P3"><text:s text:c="24"/>{</text:p>
            <text:p text:style-name="P4"><text:span text:style-name="T12"><text:s text:c="28"/>str += </text:span><text:span text:style-name="T15">Convert</text:span><text:span text:style-name="T12">.ToString(IExpr[index]);</text:span></text:p>
            <text:p text:style-name="P3"><text:s text:c="28"/>index++;</text:p>
            <text:p text:style-name="P3"><text:s text:c="24"/>}</text:p>
            <text:p text:style-name="P4"><text:span text:style-name="T12"><text:s text:c="24"/>number = </text:span><text:span text:style-name="T15">Convert</text:span><text:span text:style-name="T12">.ToDouble(str);</text:span></text:p>
            <text:p text:style-name="P4"><text:span text:style-name="T12"><text:s text:c="24"/>tok = </text:span><text:span text:style-name="T15">TOKEN</text:span><text:span text:style-name="T12">.TOK_DOUBLE;</text:span></text:p>
            <text:p text:style-name="P3"><text:s text:c="20"/>}</text:p>
            <text:p text:style-name="P4"><text:span text:style-name="T12"><text:s text:c="20"/></text:span><text:span text:style-name="T14">break</text:span><text:span text:style-name="T12">;</text:span></text:p>
            <text:p text:style-name="P4"><text:span text:style-name="T12"><text:s text:c="16"/></text:span><text:span text:style-name="T14">default</text:span><text:span text:style-name="T12">:</text:span></text:p>
            <text:p text:style-name="P4"><text:span text:style-name="T12"><text:s text:c="20"/></text:span><text:span text:style-name="T15">Console</text:span><text:span text:style-name="T12">.WriteLine(</text:span><text:span text:style-name="T17">"Error While Analyzing Tokens"</text:span><text:span text:style-name="T12">);</text:span></text:p>
            <text:p text:style-name="P4"><text:span text:style-name="T12"><text:s text:c="20"/></text:span><text:span text:style-name="T14">throw</text:span><text:span text:style-name="T12"> </text:span><text:span text:style-name="T14">new</text:span><text:span text:style-name="T12"> </text:span><text:span text:style-name="T15">Exception</text:span><text:span text:style-name="T12">();</text:span></text:p>
            <text:p text:style-name="P3"><text:s text:c="12"/>}</text:p>
            <text:p text:style-name="P4"><text:span text:style-name="T12"><text:s text:c="12"/></text:span><text:span text:style-name="T14">return</text:span><text:span text:style-name="T12"> tok;</text:span></text:p>
            <text:p text:style-name="P3"><text:s text:c="8"/>}</text:p>
            <text:p text:style-name="P4"><text:span text:style-name="T12"><text:s text:c="8"/></text:span><text:span text:style-name="T14">public</text:span><text:span text:style-name="T12"> </text:span><text:span text:style-name="T14">double</text:span><text:span text:style-name="T12"> GetNumber() { </text:span><text:span text:style-name="T14">return</text:span><text:span text:style-name="T12"> number; }</text:span></text:p>
            <text:p text:style-name="P3"><text:s text:c="4"/>}</text:p>
            <text:p text:style-name="P3">}</text:p>
            <text:p text:style-name="Table_20_Contents"/>
            <text:p text:style-name="Table_20_Contents"/>
          </table:table-cell>
        </table:table-row>
        <table:table-row>
          <table:table-cell table:style-name="Table10.A2" office:value-type="string">
            <text:p text:style-name="Table_20_Contents"/>
          </table:table-cell>
        </table:table-row>
      </table:table>
      <text:p text:style-name="Standard"/>
      <text:p text:style-name="Standard"/>
      <text:p text:style-name="Standard"><text:soft-page-break/></text:p>
      <text:p text:style-name="Standard"/>
      <text:p text:style-name="Standard">The Grammar</text:p>
      <text:p text:style-name="Standard">In computer science, a formal grammar (or grammar) is a set of formation rules (grammar) that describe which strings formed from the alphabet of a formal language are syntactically valid within the language. A grammar only addresses the location and manipulation of the strings of the language. It does not describe anything else about a language, such as its semantics (i.e. what the strings mean).</text:p>
      <text:p text:style-name="Standard"/>
      <text:p text:style-name="Standard">A context-free grammar is a grammar in which the left-hand side of each production rule consists of only a single nonterminal symbol. This restriction is non-trivial; not all languages can be generated </text:p>
      <text:p text:style-name="Standard">by context-free grammars. Those that can are called context-free languages.</text:p>
      <text:p text:style-name="Standard"/>
      <text:p text:style-name="Standard">The Backus Naur Form (BNF) notation is used to specify grammars for programming languages , commnd line tools , file formats to name a few . The semantics of BNF is beyond the scope of this book. </text:p>
      <text:p text:style-name="Standard"/>
      <text:p text:style-name="Standard"/>
      <text:p text:style-name="Standard">Grammar of the expression evaluator </text:p>
      <text:p text:style-name="Text_20_body"/>
      <table:table table:name="Table4" table:style-name="Table4">
        <table:table-column table:style-name="Table4.A"/>
        <table:table-row>
          <table:table-cell table:style-name="Table4.A1" office:value-type="string">
            <text:p text:style-name="Table_20_Contents">&lt;Expr&gt; <text:s/>::= <text:s/>&lt;Term&gt; | Term { + | - } &lt;Expr&gt;</text:p>
            <text:p text:style-name="Table_20_Contents">&lt;Term&gt; ::= <text:s/>&lt;Factor&gt; | &lt;Factor&gt; <text:s/>{*|/} &lt;Term&gt;</text:p>
            <text:p text:style-name="Table_20_Contents">&lt;Factor&gt;::= <text:s/>&lt;number&gt; | ( &lt;expr&gt; ) | {+|-} &lt;factor&gt;</text:p>
          </table:table-cell>
        </table:table-row>
      </table:table>
      <text:p text:style-name="Standard"/>
      <text:p text:style-name="Text_20_body">There are two types of tokens in any grammar specifications. They are terminal tokens ( terminals ) or non terminals . In the above grammar , operators and &lt;number&gt; are the terminals. &lt;Expr&gt;,&lt;Term&gt;,&lt;Factor&gt; are non terminals. Non terminals will have at least one entry on the left side.</text:p>
      <text:p text:style-name="Text_20_body"/>
      <text:p text:style-name="Standard">Conversion of Expression to the psuedo code</text:p>
      <table:table table:name="Table5" table:style-name="Table5">
        <table:table-column table:style-name="Table5.A"/>
        <table:table-row>
          <table:table-cell table:style-name="Table5.A1" office:value-type="string">
            <text:p text:style-name="Table_20_Contents">// <text:s text:c="2"/>&lt;Expr&gt; ::= <text:s text:c="2"/>&lt;Term&gt; <text:s/>{ + | - } <text:s/>&lt;Expr&gt;</text:p>
            <text:p text:style-name="Table_20_Contents">Void Expr() {</text:p>
            <text:p text:style-name="Table_20_Contents"><text:s text:c="9"/>Term();</text:p>
            <text:p text:style-name="Table_20_Contents"><text:s text:c="8"/></text:p>
            <text:p text:style-name="Table_20_Contents"><text:s text:c="9"/>if ( Token == TOK_PLUS || <text:s/>Token == TOK_SUB <text:s text:c="3"/>)</text:p>
            <text:p text:style-name="Table_20_Contents"><text:s text:c="9"/>{</text:p>
            <text:p text:style-name="Table_20_Contents"><text:s text:c="17"/>// Emit instructions</text:p>
            <text:p text:style-name="Table_20_Contents"><text:s text:c="16"/>// <text:s/>and perform semantic operations</text:p>
            <text:p text:style-name="Table_20_Contents"><text:s text:c="18"/></text:p>
            <text:p text:style-name="Table_20_Contents"><text:s text:c="16"/>Expr(); <text:s text:c="3"/>// recurse </text:p>
            <text:p text:style-name="Table_20_Contents"><text:s text:c="9"/>} </text:p>
            <text:p text:style-name="Table_20_Contents">}</text:p>
          </table:table-cell>
        </table:table-row>
      </table:table>
      <text:p text:style-name="Standard"/>
      <text:p text:style-name="Standard">Converstion of term to the psuedo code</text:p>
      <text:p text:style-name="Standard"/>
      <table:table table:name="Table6" table:style-name="Table6">
        <table:table-column table:style-name="Table6.A"/>
        <table:table-row>
          <table:table-cell table:style-name="Table6.A1" office:value-type="string">
            <text:p text:style-name="Table_20_Contents">// <text:s text:c="2"/>&lt;Term&gt; ::= <text:s text:c="2"/>&lt;Factor&gt; <text:s/>{ * | / } <text:s/>&lt;Term&gt;</text:p>
            <text:p text:style-name="Table_20_Contents">Void Term() {</text:p>
            <text:p text:style-name="Table_20_Contents"><text:s text:c="9"/>Factor();</text:p>
            <text:p text:style-name="Table_20_Contents"><text:soft-page-break/><text:s text:c="8"/></text:p>
            <text:p text:style-name="Table_20_Contents"><text:s text:c="9"/>if ( Token == TOK_MUL || <text:s/>Token == TOK_DIV <text:s text:c="3"/>)</text:p>
            <text:p text:style-name="Table_20_Contents"><text:s text:c="9"/>{</text:p>
            <text:p text:style-name="Table_20_Contents"><text:s text:c="17"/>// Emit instructions </text:p>
            <text:p text:style-name="Table_20_Contents"><text:s text:c="16"/>// <text:s/>and perform semantic operations</text:p>
            <text:p text:style-name="Table_20_Contents"><text:s text:c="18"/></text:p>
            <text:p text:style-name="Table_20_Contents"><text:s text:c="16"/>Term(); <text:s text:c="3"/>// recurse </text:p>
            <text:p text:style-name="Table_20_Contents"><text:s text:c="9"/>} </text:p>
            <text:p text:style-name="Table_20_Contents">}</text:p>
            <text:p text:style-name="Table_20_Contents"/>
          </table:table-cell>
        </table:table-row>
      </table:table>
      <text:p text:style-name="Text_20_body"/>
      <text:p text:style-name="Text_20_body"/>
      <text:p text:style-name="Text_20_body">The following psuedo code demonstrates how to map &lt;Factor&gt; into code</text:p>
      <table:table table:name="Table7" table:style-name="Table7">
        <table:table-column table:style-name="Table7.A"/>
        <table:table-row>
          <table:table-cell table:style-name="Table7.A1" office:value-type="string">
            <text:p text:style-name="Table_20_Contents">// <text:s text:c="2"/>&lt;Factor&gt; ::= <text:s/>&lt;TOK_DOUBLE&gt; | ( &lt;expr&gt; ) | <text:s/>{ + |- } <text:s/>&lt;Factor&gt;</text:p>
            <text:p text:style-name="Table_20_Contents">//</text:p>
            <text:p text:style-name="Table_20_Contents">Void Factor() {</text:p>
            <text:p text:style-name="Table_20_Contents"><text:s text:c="9"/>switch(Token) </text:p>
            <text:p text:style-name="Table_20_Contents"><text:s text:c="12"/>case TOK_DOUBLE:</text:p>
            <text:p text:style-name="Table_20_Contents"><text:s text:c="12"/>// <text:s text:c="2"/>push token to IL operand stack return</text:p>
            <text:p text:style-name="Table_20_Contents"><text:s text:c="11"/>case TOK_OPAREN:</text:p>
            <text:p text:style-name="Table_20_Contents"><text:s text:c="18"/>Expr(); <text:s text:c="3"/>//recurse</text:p>
            <text:p text:style-name="Table_20_Contents"><text:s text:c="18"/>// check for closing parenthesis and return</text:p>
            <text:p text:style-name="Table_20_Contents"><text:s text:c="12"/>case UNARYOP:</text:p>
            <text:p text:style-name="Table_20_Contents"><text:s text:c="18"/>Factor(); <text:s text:c="2"/>//recurse</text:p>
            <text:p text:style-name="Table_20_Contents"><text:s text:c="13"/>default:</text:p>
            <text:p text:style-name="Table_20_Contents"><text:s text:c="18"/>//Error </text:p>
            <text:p text:style-name="Table_20_Contents">} <text:s text:c="8"/></text:p>
            <text:p text:style-name="Table_20_Contents"/>
          </table:table-cell>
        </table:table-row>
      </table:table>
      <text:p text:style-name="Standard"/>
      <text:p text:style-name="Standard"/>
      <text:p text:style-name="Standard"/>
      <text:p text:style-name="Standard">The class RDParser is derived from the Lexer class. By using an algorithm by the name Recursive descent parsing , we will evaluate the expression.A recursive descent parser is a top-down parser built from a set of mutually-recursive procedures where each such procedure usually implements one of the production rules of the grammar. Thus the structure of the resulting program closely mirrors that </text:p>
      <text:p text:style-name="Standard">of the grammar it recognizes.</text:p>
      <text:p text:style-name="Standard"/>
      <table:table table:name="Table8" table:style-name="Table8">
        <table:table-column table:style-name="Table8.A"/>
        <table:table-row>
          <table:table-cell table:style-name="Table8.A1" office:value-type="string">
            <text:p text:style-name="Table_20_Contents"><text:span text:style-name="T14">using</text:span><text:span text:style-name="T12"> System;</text:span></text:p>
            <text:p text:style-name="P4"><text:span text:style-name="T14">using</text:span><text:span text:style-name="T12"> System.Collections.Generic;</text:span></text:p>
            <text:p text:style-name="P4"><text:span text:style-name="T14">using</text:span><text:span text:style-name="T12"> System.Linq;</text:span></text:p>
            <text:p text:style-name="P4"><text:span text:style-name="T14">using</text:span><text:span text:style-name="T12"> System.Text;</text:span></text:p>
            <text:p text:style-name="P3"/>
            <text:p text:style-name="P4"><text:span text:style-name="T14">namespace</text:span><text:span text:style-name="T12"> SLANG_DOT_NET</text:span></text:p>
            <text:p text:style-name="P3">{</text:p>
            <text:p text:style-name="P4"><text:span text:style-name="T12"><text:s text:c="4"/></text:span><text:span text:style-name="T5">///</text:span><text:span text:style-name="T9"> </text:span><text:span text:style-name="T5">&lt;summary&gt;</text:span></text:p>
            <text:p text:style-name="P4"><text:span text:style-name="T12"><text:s text:c="4"/></text:span><text:span text:style-name="T5">///</text:span><text:span text:style-name="T9"> </text:span></text:p>
            <text:p text:style-name="P4"><text:span text:style-name="T12"><text:s text:c="4"/></text:span><text:span text:style-name="T5">///</text:span><text:span text:style-name="T9"> </text:span><text:span text:style-name="T5">&lt;/summary&gt;</text:span></text:p>
            <text:p text:style-name="P4"><text:span text:style-name="T12"><text:s text:c="4"/></text:span><text:span text:style-name="T14">public</text:span><text:span text:style-name="T12"> </text:span><text:span text:style-name="T14">class</text:span><text:span text:style-name="T12"> </text:span><text:span text:style-name="T15">RDParser</text:span><text:span text:style-name="T12"> : </text:span><text:span text:style-name="T15">Lexer</text:span></text:p>
            <text:p text:style-name="P3"><text:soft-page-break/><text:s text:c="4"/>{</text:p>
            <text:p text:style-name="P4"><text:span text:style-name="T12"><text:s text:c="8"/></text:span><text:span text:style-name="T15">TOKEN</text:span><text:span text:style-name="T12"> Current_Token;</text:span></text:p>
            <text:p text:style-name="P3"/>
            <text:p text:style-name="P3"/>
            <text:p text:style-name="P4"><text:span text:style-name="T12"><text:s text:c="8"/></text:span><text:span text:style-name="T14">public</text:span><text:span text:style-name="T12"> RDParser(</text:span><text:span text:style-name="T15">String</text:span><text:span text:style-name="T12"> str)</text:span></text:p>
            <text:p text:style-name="P4"><text:span text:style-name="T12"><text:s text:c="12"/>: </text:span><text:span text:style-name="T14">base</text:span><text:span text:style-name="T12">(str)</text:span></text:p>
            <text:p text:style-name="P3"><text:s text:c="8"/>{</text:p>
            <text:p text:style-name="P3"/>
            <text:p text:style-name="P3"/>
            <text:p text:style-name="P3"><text:s text:c="8"/>}</text:p>
            <text:p text:style-name="P3"/>
            <text:p text:style-name="P4"><text:span text:style-name="T12"><text:s text:c="8"/></text:span><text:span text:style-name="T5">///</text:span><text:span text:style-name="T9"> </text:span><text:span text:style-name="T5">&lt;summary&gt;</text:span></text:p>
            <text:p text:style-name="P4"><text:span text:style-name="T12"><text:s text:c="8"/></text:span><text:span text:style-name="T5">///</text:span><text:span text:style-name="T9"> <text:s text:c="5"/></text:span></text:p>
            <text:p text:style-name="P4"><text:span text:style-name="T12"><text:s text:c="8"/></text:span><text:span text:style-name="T5">///</text:span><text:span text:style-name="T9"> </text:span><text:span text:style-name="T5">&lt;/summary&gt;</text:span></text:p>
            <text:p text:style-name="P4"><text:span text:style-name="T12"><text:s text:c="8"/></text:span><text:span text:style-name="T5">///</text:span><text:span text:style-name="T9"> </text:span><text:span text:style-name="T5">&lt;returns&gt;&lt;/returns&gt;</text:span></text:p>
            <text:p text:style-name="P4"><text:span text:style-name="T12"><text:s text:c="8"/></text:span><text:span text:style-name="T14">public</text:span><text:span text:style-name="T12"> </text:span><text:span text:style-name="T15">Exp</text:span><text:span text:style-name="T12"> CallExpr()</text:span></text:p>
            <text:p text:style-name="P3"><text:s text:c="8"/>{</text:p>
            <text:p text:style-name="P3"><text:s text:c="12"/>Current_Token = GetToken();</text:p>
            <text:p text:style-name="P4"><text:span text:style-name="T12"><text:s text:c="12"/></text:span><text:span text:style-name="T14">return</text:span><text:span text:style-name="T12"> Expr();</text:span></text:p>
            <text:p text:style-name="P3"><text:s text:c="8"/>}</text:p>
            <text:p text:style-name="P3"/>
            <text:p text:style-name="P4"><text:span text:style-name="T12"><text:s text:c="8"/></text:span><text:span text:style-name="T5">///</text:span><text:span text:style-name="T9"> </text:span><text:span text:style-name="T5">&lt;summary&gt;</text:span></text:p>
            <text:p text:style-name="P4"><text:span text:style-name="T12"><text:s text:c="8"/></text:span><text:span text:style-name="T5">///</text:span><text:span text:style-name="T9"> </text:span></text:p>
            <text:p text:style-name="P4"><text:span text:style-name="T12"><text:s text:c="8"/></text:span><text:span text:style-name="T5">///</text:span><text:span text:style-name="T9"> </text:span><text:span text:style-name="T5">&lt;/summary&gt;</text:span></text:p>
            <text:p text:style-name="P4"><text:span text:style-name="T12"><text:s text:c="8"/></text:span><text:span text:style-name="T5">///</text:span><text:span text:style-name="T9"> </text:span><text:span text:style-name="T5">&lt;returns&gt;&lt;/returns&gt;</text:span></text:p>
            <text:p text:style-name="P4"><text:span text:style-name="T12"><text:s text:c="8"/></text:span><text:span text:style-name="T14">public</text:span><text:span text:style-name="T12"> </text:span><text:span text:style-name="T15">Exp</text:span><text:span text:style-name="T12"> Expr()</text:span></text:p>
            <text:p text:style-name="P3"><text:s text:c="8"/>{</text:p>
            <text:p text:style-name="P4"><text:span text:style-name="T12"><text:s text:c="12"/></text:span><text:span text:style-name="T15">TOKEN</text:span><text:span text:style-name="T12"> l_token;</text:span></text:p>
            <text:p text:style-name="P4"><text:span text:style-name="T12"><text:s text:c="12"/></text:span><text:span text:style-name="T15">Exp</text:span><text:span text:style-name="T12"> RetValue = Term();</text:span></text:p>
            <text:p text:style-name="P4"><text:span text:style-name="T12"><text:s text:c="12"/></text:span><text:span text:style-name="T14">while</text:span><text:span text:style-name="T12"> (Current_Token == </text:span><text:span text:style-name="T15">TOKEN</text:span><text:span text:style-name="T12">.TOK_PLUS || Current_Token == </text:span><text:span text:style-name="T15">TOKEN</text:span><text:span text:style-name="T12">.TOK_SUB)</text:span></text:p>
            <text:p text:style-name="P3"><text:s text:c="12"/>{</text:p>
            <text:p text:style-name="P3"><text:s text:c="16"/>l_token = Current_Token;</text:p>
            <text:p text:style-name="P3"><text:s text:c="16"/>Current_Token = GetToken();</text:p>
            <text:p text:style-name="P4"><text:span text:style-name="T12"><text:s text:c="16"/></text:span><text:span text:style-name="T15">Exp</text:span><text:span text:style-name="T12"> e1 = Expr();</text:span></text:p>
            <text:p text:style-name="P4"><text:span text:style-name="T12"><text:s text:c="16"/>RetValue = </text:span><text:span text:style-name="T14">new</text:span><text:span text:style-name="T12"> </text:span><text:span text:style-name="T15">BinaryExp</text:span><text:span text:style-name="T12">(RetValue, e1,</text:span></text:p>
            <text:p text:style-name="P4"><text:span text:style-name="T12"><text:s text:c="20"/>l_token == </text:span><text:span text:style-name="T15">TOKEN</text:span><text:span text:style-name="T12">.TOK_PLUS ? </text:span><text:span text:style-name="T15">OPERATOR</text:span><text:span text:style-name="T12">.PLUS : </text:span><text:span text:style-name="T15">OPERATOR</text:span><text:span text:style-name="T12">.MINUS);</text:span></text:p>
            <text:p text:style-name="P3"/>
            <text:p text:style-name="P3"><text:s text:c="12"/>}</text:p>
            <text:p text:style-name="P3"/>
            <text:p text:style-name="P4"><text:span text:style-name="T12"><text:s text:c="12"/></text:span><text:span text:style-name="T14">return</text:span><text:span text:style-name="T12"> RetValue;</text:span></text:p>
            <text:p text:style-name="P3"/>
            <text:p text:style-name="P3"><text:s text:c="8"/>}</text:p>
            <text:p text:style-name="P4"><text:span text:style-name="T12"><text:s text:c="8"/></text:span><text:span text:style-name="T5">///</text:span><text:span text:style-name="T9"> </text:span><text:span text:style-name="T5">&lt;summary&gt;</text:span></text:p>
            <text:p text:style-name="P4"><text:span text:style-name="T12"><text:s text:c="8"/></text:span><text:span text:style-name="T5">///</text:span><text:span text:style-name="T9"> </text:span></text:p>
            <text:p text:style-name="P4"><text:span text:style-name="T12"><text:s text:c="8"/></text:span><text:span text:style-name="T5">///</text:span><text:span text:style-name="T9"> </text:span><text:span text:style-name="T5">&lt;/summary&gt;</text:span></text:p>
            <text:p text:style-name="P4"><text:span text:style-name="T12"><text:s text:c="8"/></text:span><text:span text:style-name="T14">public</text:span><text:span text:style-name="T12"> </text:span><text:span text:style-name="T15">Exp</text:span><text:span text:style-name="T12"> Term()</text:span></text:p>
            <text:p text:style-name="P3"><text:s text:c="8"/>{</text:p>
            <text:p text:style-name="P4"><text:span text:style-name="T12"><text:s text:c="12"/></text:span><text:span text:style-name="T15">TOKEN</text:span><text:span text:style-name="T12"> l_token;</text:span></text:p>
            <text:p text:style-name="P4"><text:span text:style-name="T12"><text:s text:c="12"/></text:span><text:span text:style-name="T15">Exp</text:span><text:span text:style-name="T12"> RetValue = Factor();</text:span></text:p>
            <text:p text:style-name="P3"/>
            <text:p text:style-name="P4"><text:span text:style-name="T12"><text:s text:c="12"/></text:span><text:span text:style-name="T14">while</text:span><text:span text:style-name="T12"> (Current_Token == </text:span><text:span text:style-name="T15">TOKEN</text:span><text:span text:style-name="T12">.TOK_MUL || Current_Token == </text:span><text:span text:style-name="T15">TOKEN</text:span><text:span text:style-name="T12">.TOK_DIV)</text:span></text:p>
            <text:p text:style-name="P3"><text:s text:c="12"/>{</text:p>
            <text:p text:style-name="P3"><text:s text:c="16"/>l_token = Current_Token;</text:p>
            <text:p text:style-name="P3"><text:s text:c="16"/>Current_Token = GetToken();</text:p>
            <text:p text:style-name="P3"/>
            <text:p text:style-name="P3"/>
            <text:p text:style-name="P4"><text:span text:style-name="T12"><text:s text:c="16"/></text:span><text:span text:style-name="T15">Exp</text:span><text:span text:style-name="T12"> e1 = Term();</text:span></text:p>
            <text:p text:style-name="P4"><text:span text:style-name="T12"><text:s text:c="16"/>RetValue = </text:span><text:span text:style-name="T14">new</text:span><text:span text:style-name="T12"> </text:span><text:span text:style-name="T15">BinaryExp</text:span><text:span text:style-name="T12">(RetValue, e1,</text:span></text:p>
            <text:p text:style-name="P4"><text:soft-page-break/><text:span text:style-name="T12"><text:s text:c="20"/>l_token == </text:span><text:span text:style-name="T15">TOKEN</text:span><text:span text:style-name="T12">.TOK_MUL ? </text:span><text:span text:style-name="T15">OPERATOR</text:span><text:span text:style-name="T12">.MUL : </text:span><text:span text:style-name="T15">OPERATOR</text:span><text:span text:style-name="T12">.DIV);</text:span></text:p>
            <text:p text:style-name="P3"/>
            <text:p text:style-name="P3"><text:s text:c="12"/>}</text:p>
            <text:p text:style-name="P3"/>
            <text:p text:style-name="P4"><text:span text:style-name="T12"><text:s text:c="12"/></text:span><text:span text:style-name="T14">return</text:span><text:span text:style-name="T12"> RetValue;</text:span></text:p>
            <text:p text:style-name="P3"><text:s text:c="8"/>}</text:p>
            <text:p text:style-name="P3"/>
            <text:p text:style-name="P4"><text:span text:style-name="T12"><text:s text:c="8"/></text:span><text:span text:style-name="T5">///</text:span><text:span text:style-name="T9"> </text:span><text:span text:style-name="T5">&lt;summary&gt;</text:span></text:p>
            <text:p text:style-name="P4"><text:span text:style-name="T12"><text:s text:c="8"/></text:span><text:span text:style-name="T5">///</text:span><text:span text:style-name="T9"> <text:s text:c="3"/></text:span></text:p>
            <text:p text:style-name="P4"><text:span text:style-name="T12"><text:s text:c="8"/></text:span><text:span text:style-name="T5">///</text:span><text:span text:style-name="T9"> </text:span><text:span text:style-name="T5">&lt;/summary&gt;</text:span></text:p>
            <text:p text:style-name="P4"><text:span text:style-name="T12"><text:s text:c="8"/></text:span><text:span text:style-name="T14">public</text:span><text:span text:style-name="T12"> </text:span><text:span text:style-name="T15">Exp</text:span><text:span text:style-name="T12"> Factor()</text:span></text:p>
            <text:p text:style-name="P3"><text:s text:c="8"/>{</text:p>
            <text:p text:style-name="P4"><text:span text:style-name="T12"><text:s text:c="12"/></text:span><text:span text:style-name="T15">TOKEN</text:span><text:span text:style-name="T12"> l_token;</text:span></text:p>
            <text:p text:style-name="P4"><text:span text:style-name="T12"><text:s text:c="12"/></text:span><text:span text:style-name="T15">Exp</text:span><text:span text:style-name="T12"> RetValue = </text:span><text:span text:style-name="T14">null</text:span><text:span text:style-name="T12">;</text:span></text:p>
            <text:p text:style-name="P4"><text:span text:style-name="T12"><text:s text:c="12"/></text:span><text:span text:style-name="T14">if</text:span><text:span text:style-name="T12"> (Current_Token == </text:span><text:span text:style-name="T15">TOKEN</text:span><text:span text:style-name="T12">.TOK_DOUBLE)</text:span></text:p>
            <text:p text:style-name="P3"><text:s text:c="12"/>{</text:p>
            <text:p text:style-name="P3"/>
            <text:p text:style-name="P4"><text:span text:style-name="T12"><text:s text:c="16"/>RetValue = </text:span><text:span text:style-name="T14">new</text:span><text:span text:style-name="T12"> </text:span><text:span text:style-name="T15">NumericConstant</text:span><text:span text:style-name="T12">(GetNumber());</text:span></text:p>
            <text:p text:style-name="P3"><text:s text:c="16"/>Current_Token = GetToken();</text:p>
            <text:p text:style-name="P3"/>
            <text:p text:style-name="P3"><text:s text:c="12"/>}</text:p>
            <text:p text:style-name="P4"><text:span text:style-name="T12"><text:s text:c="12"/></text:span><text:span text:style-name="T14">else</text:span><text:span text:style-name="T12"> </text:span><text:span text:style-name="T14">if</text:span><text:span text:style-name="T12"> (Current_Token == </text:span><text:span text:style-name="T15">TOKEN</text:span><text:span text:style-name="T12">.TOK_OPAREN)</text:span></text:p>
            <text:p text:style-name="P3"><text:s text:c="12"/>{</text:p>
            <text:p text:style-name="P3"/>
            <text:p text:style-name="P3"><text:s text:c="16"/>Current_Token = GetToken();</text:p>
            <text:p text:style-name="P3"/>
            <text:p text:style-name="P4"><text:span text:style-name="T12"><text:s text:c="16"/>RetValue = Expr(); <text:s/></text:span><text:span text:style-name="T9">// Recurse</text:span></text:p>
            <text:p text:style-name="P5"/>
            <text:p text:style-name="P4"><text:span text:style-name="T12"><text:s text:c="16"/></text:span><text:span text:style-name="T14">if</text:span><text:span text:style-name="T12"> (Current_Token != </text:span><text:span text:style-name="T15">TOKEN</text:span><text:span text:style-name="T12">.TOK_CPAREN)</text:span></text:p>
            <text:p text:style-name="P3"><text:s text:c="16"/>{</text:p>
            <text:p text:style-name="P4"><text:span text:style-name="T12"><text:s text:c="20"/></text:span><text:span text:style-name="T15">Console</text:span><text:span text:style-name="T12">.WriteLine(</text:span><text:span text:style-name="T17">"Missing Closing Parenthesis\n"</text:span><text:span text:style-name="T12">);</text:span></text:p>
            <text:p text:style-name="P4"><text:span text:style-name="T12"><text:s text:c="20"/></text:span><text:span text:style-name="T14">throw</text:span><text:span text:style-name="T12"> </text:span><text:span text:style-name="T14">new</text:span><text:span text:style-name="T12"> </text:span><text:span text:style-name="T15">Exception</text:span><text:span text:style-name="T12">();</text:span></text:p>
            <text:p text:style-name="P3"/>
            <text:p text:style-name="P3"><text:s text:c="16"/>}</text:p>
            <text:p text:style-name="P3"><text:s text:c="16"/>Current_Token = GetToken();</text:p>
            <text:p text:style-name="P3"><text:s text:c="12"/>}</text:p>
            <text:p text:style-name="P3"/>
            <text:p text:style-name="P4"><text:span text:style-name="T12"><text:s text:c="12"/></text:span><text:span text:style-name="T14">else</text:span><text:span text:style-name="T12"> </text:span><text:span text:style-name="T14">if</text:span><text:span text:style-name="T12"> (Current_Token == </text:span><text:span text:style-name="T15">TOKEN</text:span><text:span text:style-name="T12">.TOK_PLUS || Current_Token == </text:span><text:span text:style-name="T15">TOKEN</text:span><text:span text:style-name="T12">.TOK_SUB)</text:span></text:p>
            <text:p text:style-name="P3"><text:s text:c="12"/>{</text:p>
            <text:p text:style-name="P3"><text:s text:c="16"/>l_token = Current_Token;</text:p>
            <text:p text:style-name="P3"><text:s text:c="16"/>Current_Token = GetToken();</text:p>
            <text:p text:style-name="P3"><text:s text:c="16"/>RetValue = Factor();</text:p>
            <text:p text:style-name="P3"/>
            <text:p text:style-name="P4"><text:span text:style-name="T12"><text:s text:c="16"/>RetValue = </text:span><text:span text:style-name="T14">new</text:span><text:span text:style-name="T12"> </text:span><text:span text:style-name="T15">UnaryExp</text:span><text:span text:style-name="T12">(RetValue,</text:span></text:p>
            <text:p text:style-name="P4"><text:span text:style-name="T12"><text:s text:c="21"/>l_token == </text:span><text:span text:style-name="T15">TOKEN</text:span><text:span text:style-name="T12">.TOK_PLUS ? </text:span><text:span text:style-name="T15">OPERATOR</text:span><text:span text:style-name="T12">.PLUS : </text:span><text:span text:style-name="T15">OPERATOR</text:span><text:span text:style-name="T12">.MINUS);</text:span></text:p>
            <text:p text:style-name="P3"><text:s text:c="12"/>}</text:p>
            <text:p text:style-name="P4"><text:span text:style-name="T12"><text:s text:c="12"/></text:span><text:span text:style-name="T14">else</text:span></text:p>
            <text:p text:style-name="P3"><text:s text:c="12"/>{</text:p>
            <text:p text:style-name="P3"/>
            <text:p text:style-name="P4"><text:span text:style-name="T12"><text:s text:c="16"/></text:span><text:span text:style-name="T15">Console</text:span><text:span text:style-name="T12">.WriteLine(</text:span><text:span text:style-name="T17">"Illegal Token"</text:span><text:span text:style-name="T12">);</text:span></text:p>
            <text:p text:style-name="P4"><text:span text:style-name="T12"><text:s text:c="16"/></text:span><text:span text:style-name="T14">throw</text:span><text:span text:style-name="T12"> </text:span><text:span text:style-name="T14">new</text:span><text:span text:style-name="T12"> </text:span><text:span text:style-name="T15">Exception</text:span><text:span text:style-name="T12">();</text:span></text:p>
            <text:p text:style-name="P3"><text:s text:c="12"/>}</text:p>
            <text:p text:style-name="P3"/>
            <text:p text:style-name="P4"><text:span text:style-name="T12"><text:s text:c="11"/></text:span><text:span text:style-name="T14">return</text:span><text:span text:style-name="T12"> RetValue;</text:span></text:p>
            <text:p text:style-name="P3"/>
            <text:p text:style-name="P3"><text:s text:c="8"/>}</text:p>
            <text:p text:style-name="P3"><text:s text:c="4"/>}</text:p>
            <text:p text:style-name="P3">}</text:p>
            <text:p text:style-name="Table_20_Contents"><text:soft-page-break/></text:p>
          </table:table-cell>
        </table:table-row>
        <table:table-row>
          <table:table-cell table:style-name="Table8.A2" office:value-type="string">
            <text:p text:style-name="Table_20_Contents"/>
          </table:table-cell>
        </table:table-row>
      </table:table>
      <text:p text:style-name="Standard"/>
      <text:p text:style-name="Standard">Using the Builder Pattern , we will encapsulate the Parser , Lexer class activities</text:p>
      <text:p text:style-name="Standard"/>
      <table:table table:name="Table9" table:style-name="Table9">
        <table:table-column table:style-name="Table9.A"/>
        <table:table-row>
          <table:table-cell table:style-name="Table9.A1" office:value-type="string">
            <text:p text:style-name="P1"/>
            <text:p text:style-name="P6"><text:span text:style-name="T14">using</text:span><text:span text:style-name="T12"> System;</text:span></text:p>
            <text:p text:style-name="P4"><text:span text:style-name="T14">using</text:span><text:span text:style-name="T12"> System.Collections.Generic;</text:span></text:p>
            <text:p text:style-name="P4"><text:span text:style-name="T14">using</text:span><text:span text:style-name="T12"> System.Linq;</text:span></text:p>
            <text:p text:style-name="P4"><text:span text:style-name="T14">using</text:span><text:span text:style-name="T12"> System.Text;</text:span></text:p>
            <text:p text:style-name="P3"/>
            <text:p text:style-name="P4"><text:span text:style-name="T14">namespace</text:span><text:span text:style-name="T12"> SLANG_DOT_NET</text:span></text:p>
            <text:p text:style-name="P3">{</text:p>
            <text:p text:style-name="P4"><text:span text:style-name="T12"><text:s text:c="4"/></text:span><text:span text:style-name="T5">///</text:span><text:span text:style-name="T9"> </text:span><text:span text:style-name="T5">&lt;summary&gt;</text:span></text:p>
            <text:p text:style-name="P4"><text:span text:style-name="T12"><text:s text:c="4"/></text:span><text:span text:style-name="T5">///</text:span><text:span text:style-name="T9"> <text:s text:c="3"/>Base class for all the Builders</text:span></text:p>
            <text:p text:style-name="P4"><text:span text:style-name="T12"><text:s text:c="4"/></text:span><text:span text:style-name="T5">///</text:span><text:span text:style-name="T9"> </text:span><text:span text:style-name="T5">&lt;/summary&gt;</text:span></text:p>
            <text:p text:style-name="P4"><text:span text:style-name="T12"><text:s text:c="4"/></text:span><text:span text:style-name="T14">public</text:span><text:span text:style-name="T12"> </text:span><text:span text:style-name="T14">class</text:span><text:span text:style-name="T12"> </text:span><text:span text:style-name="T15">AbstractBuilder</text:span></text:p>
            <text:p text:style-name="P3"><text:s text:c="4"/>{</text:p>
            <text:p text:style-name="P3"/>
            <text:p text:style-name="P3"><text:s text:c="4"/>}</text:p>
            <text:p text:style-name="P4"><text:span text:style-name="T12"><text:s text:c="4"/></text:span><text:span text:style-name="T5">///</text:span><text:span text:style-name="T9"> </text:span><text:span text:style-name="T5">&lt;summary&gt;</text:span></text:p>
            <text:p text:style-name="P4"><text:span text:style-name="T12"><text:s text:c="4"/></text:span><text:span text:style-name="T5">///</text:span><text:span text:style-name="T9"> <text:s text:c="4"/></text:span></text:p>
            <text:p text:style-name="P4"><text:span text:style-name="T12"><text:s text:c="4"/></text:span><text:span text:style-name="T5">///</text:span><text:span text:style-name="T9"> </text:span><text:span text:style-name="T5">&lt;/summary&gt;</text:span></text:p>
            <text:p text:style-name="P4"><text:span text:style-name="T12"><text:s text:c="4"/></text:span><text:span text:style-name="T14">public</text:span><text:span text:style-name="T12"> </text:span><text:span text:style-name="T14">class</text:span><text:span text:style-name="T12"> </text:span><text:span text:style-name="T15">ExpressionBuilder</text:span><text:span text:style-name="T12"> : </text:span><text:span text:style-name="T15">AbstractBuilder</text:span></text:p>
            <text:p text:style-name="P3"><text:s text:c="4"/>{</text:p>
            <text:p text:style-name="P4"><text:span text:style-name="T12"><text:s text:c="8"/></text:span><text:span text:style-name="T14">public</text:span><text:span text:style-name="T12"> </text:span><text:span text:style-name="T14">string</text:span><text:span text:style-name="T12"> _expr_string;</text:span></text:p>
            <text:p text:style-name="P4"><text:span text:style-name="T12"><text:s text:c="8"/></text:span><text:span text:style-name="T14">public</text:span><text:span text:style-name="T12"> ExpressionBuilder(</text:span><text:span text:style-name="T14">string</text:span><text:span text:style-name="T12"> expr)</text:span></text:p>
            <text:p text:style-name="P3"><text:s text:c="8"/>{</text:p>
            <text:p text:style-name="P3"><text:s text:c="12"/>_expr_string = expr;</text:p>
            <text:p text:style-name="P3"/>
            <text:p text:style-name="P3"/>
            <text:p text:style-name="P3"><text:s text:c="8"/>}</text:p>
            <text:p text:style-name="P4"><text:span text:style-name="T12"><text:s text:c="8"/></text:span><text:span text:style-name="T5">///</text:span><text:span text:style-name="T9"> </text:span><text:span text:style-name="T5">&lt;summary&gt;</text:span></text:p>
            <text:p text:style-name="P4"><text:span text:style-name="T12"><text:s text:c="8"/></text:span><text:span text:style-name="T5">///</text:span><text:span text:style-name="T9"> <text:s text:c="3"/></text:span></text:p>
            <text:p text:style-name="P4"><text:span text:style-name="T12"><text:s text:c="8"/></text:span><text:span text:style-name="T5">///</text:span><text:span text:style-name="T9"> </text:span><text:span text:style-name="T5">&lt;/summary&gt;</text:span></text:p>
            <text:p text:style-name="P4"><text:span text:style-name="T12"><text:s text:c="8"/></text:span><text:span text:style-name="T5">///</text:span><text:span text:style-name="T9"> </text:span><text:span text:style-name="T5">&lt;returns&gt;&lt;/returns&gt;</text:span></text:p>
            <text:p text:style-name="P4"><text:span text:style-name="T12"><text:s text:c="8"/></text:span><text:span text:style-name="T14">public</text:span><text:span text:style-name="T12"> </text:span><text:span text:style-name="T15">Exp</text:span><text:span text:style-name="T12"> GetExpression()</text:span></text:p>
            <text:p text:style-name="P3"><text:s text:c="8"/>{</text:p>
            <text:p text:style-name="P4"><text:span text:style-name="T12"><text:s text:c="12"/></text:span><text:span text:style-name="T14">try</text:span></text:p>
            <text:p text:style-name="P3"><text:s text:c="12"/>{</text:p>
            <text:p text:style-name="P4"><text:span text:style-name="T12"><text:s text:c="16"/></text:span><text:span text:style-name="T15">RDParser</text:span><text:span text:style-name="T12"> p = </text:span><text:span text:style-name="T14">new</text:span><text:span text:style-name="T12"> </text:span><text:span text:style-name="T15">RDParser</text:span><text:span text:style-name="T12">(_expr_string);</text:span></text:p>
            <text:p text:style-name="P4"><text:span text:style-name="T12"><text:s text:c="16"/></text:span><text:span text:style-name="T14">return</text:span><text:span text:style-name="T12"> p.CallExpr();</text:span></text:p>
            <text:p text:style-name="P3"><text:s text:c="12"/>}</text:p>
            <text:p text:style-name="P4"><text:span text:style-name="T12"><text:s text:c="12"/></text:span><text:span text:style-name="T14">catch</text:span><text:span text:style-name="T12"> (</text:span><text:span text:style-name="T15">Exception</text:span><text:span text:style-name="T12">)</text:span></text:p>
            <text:p text:style-name="P3"><text:s text:c="12"/>{</text:p>
            <text:p text:style-name="P3"/>
            <text:p text:style-name="P4"><text:span text:style-name="T12"><text:s text:c="16"/></text:span><text:span text:style-name="T14">return</text:span><text:span text:style-name="T12"> </text:span><text:span text:style-name="T14">null</text:span><text:span text:style-name="T12">;</text:span></text:p>
            <text:p text:style-name="P3"><text:s text:c="12"/>}</text:p>
            <text:p text:style-name="P3"><text:s text:c="8"/>}</text:p>
            <text:p text:style-name="P3"/>
            <text:p text:style-name="P3"/>
            <text:p text:style-name="P3"/>
            <text:p text:style-name="P3"><text:s text:c="4"/>}</text:p>
            <text:p text:style-name="P3"/>
            <text:p text:style-name="P3">}</text:p>
            <text:p text:style-name="P19"/>
          </table:table-cell>
        </table:table-row>
      </table:table>
      <text:p text:style-name="Standard"><text:soft-page-break/>In the CallSLang Project , the expression compiler is invoked as follows</text:p>
      <table:table table:name="Table3" table:style-name="Table3">
        <table:table-column table:style-name="Table3.A"/>
        <table:table-row>
          <table:table-cell table:style-name="Table3.A1" office:value-type="string">
            <text:p text:style-name="P4"><text:span text:style-name="T14">using</text:span><text:span text:style-name="T12"> System;</text:span></text:p>
            <text:p text:style-name="P4"><text:span text:style-name="T14">using</text:span><text:span text:style-name="T12"> System.Collections.Generic;</text:span></text:p>
            <text:p text:style-name="P4"><text:span text:style-name="T14">using</text:span><text:span text:style-name="T12"> System.Linq;</text:span></text:p>
            <text:p text:style-name="P4"><text:span text:style-name="T14">using</text:span><text:span text:style-name="T12"> System.Text;</text:span></text:p>
            <text:p text:style-name="P4"><text:span text:style-name="T14">using</text:span><text:span text:style-name="T12"> SLANG_DOT_NET;</text:span></text:p>
            <text:p text:style-name="P3"/>
            <text:p text:style-name="P4"><text:span text:style-name="T14">namespace</text:span><text:span text:style-name="T12"> CallSLANG</text:span></text:p>
            <text:p text:style-name="P3">{</text:p>
            <text:p text:style-name="P4"><text:span text:style-name="T12"><text:s text:c="4"/></text:span><text:span text:style-name="T14">class</text:span><text:span text:style-name="T12"> </text:span><text:span text:style-name="T15">Program</text:span></text:p>
            <text:p text:style-name="P3"><text:s text:c="4"/>{</text:p>
            <text:p text:style-name="P4"><text:span text:style-name="T12"><text:s text:c="8"/></text:span><text:span text:style-name="T14">static</text:span><text:span text:style-name="T12"> </text:span><text:span text:style-name="T14">void</text:span><text:span text:style-name="T12"> Main(</text:span><text:span text:style-name="T14">string</text:span><text:span text:style-name="T12">[] args)</text:span></text:p>
            <text:p text:style-name="P3"><text:s text:c="8"/>{</text:p>
            <text:p text:style-name="P4"><text:span text:style-name="T12"><text:s text:c="12"/></text:span><text:span text:style-name="T15">ExpressionBuilder</text:span><text:span text:style-name="T12"> b = </text:span><text:span text:style-name="T14">new</text:span><text:span text:style-name="T12"> </text:span><text:span text:style-name="T15">ExpressionBuilder</text:span><text:span text:style-name="T12">(</text:span><text:span text:style-name="T17">"-2*(3+3)"</text:span><text:span text:style-name="T12">);</text:span></text:p>
            <text:p text:style-name="P4"><text:span text:style-name="T12"><text:s text:c="12"/></text:span><text:span text:style-name="T15">Exp</text:span><text:span text:style-name="T12"> e = b.GetExpression();</text:span></text:p>
            <text:p text:style-name="P4"><text:span text:style-name="T12"><text:s text:c="12"/></text:span><text:span text:style-name="T15">Console</text:span><text:span text:style-name="T12">.WriteLine(e.Evaluate(</text:span><text:span text:style-name="T14">null</text:span><text:span text:style-name="T12">));</text:span></text:p>
            <text:p text:style-name="P3"/>
            <text:p text:style-name="P4"><text:span text:style-name="T12"><text:s text:c="12"/></text:span><text:span text:style-name="T15">Console</text:span><text:span text:style-name="T12">.Read();</text:span></text:p>
            <text:p text:style-name="P3"><text:s text:c="8"/>}</text:p>
            <text:p text:style-name="P3"><text:s text:c="4"/>}</text:p>
            <text:p text:style-name="P3">}</text:p>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Arial1" svg:font-family="Arial"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Praseed Pai</meta:initial-creator>
    <meta:creation-date>2009-07-03T11:25:29</meta:creation-date>
    <dc:date>2010-01-19T21:41:55</dc:date>
    <meta:editing-cycles>20</meta:editing-cycles>
    <meta:editing-duration>PT9H17M2S</meta:editing-duration>
    <meta:user-defined meta:name="Info 1"/>
    <meta:user-defined meta:name="Info 2"/>
    <meta:user-defined meta:name="Info 3"/>
    <meta:user-defined meta:name="Info 4"/>
    <meta:document-statistic meta:table-count="16" meta:image-count="0" meta:object-count="0" meta:page-count="18" meta:paragraph-count="605" meta:word-count="2354" meta:character-count="23369"/>
  </office:meta>
</office:document-meta>
</file>